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76cm"/>
    </style:style>
    <style:style style:name="co2" style:family="table-column">
      <style:table-column-properties fo:break-before="auto" style:column-width="2.374cm"/>
    </style:style>
    <style:style style:name="co3" style:family="table-column">
      <style:table-column-properties fo:break-before="auto" style:column-width="2.552cm"/>
    </style:style>
    <style:style style:name="co4" style:family="table-column">
      <style:table-column-properties fo:break-before="auto" style:column-width="4.882cm"/>
    </style:style>
    <style:style style:name="co5" style:family="table-column">
      <style:table-column-properties fo:break-before="auto" style:column-width="3.173cm"/>
    </style:style>
    <style:style style:name="co6" style:family="table-column">
      <style:table-column-properties fo:break-before="auto" style:column-width="3.72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7" table:default-cell-style-name="ce1"/>
        <table:table-row table:style-name="ro1">
          <table:table-cell office:value-type="string">
            <text:p>Baseball Stars Color (World) (En,Ja)</text:p>
          </table:table-cell>
          <table:table-cell office:value-type="float" office:value="1999">
            <text:p>1999</text:p>
          </table:table-cell>
          <table:table-cell office:value-type="string">
            <text:p>ESRB - E (Everyone)</text:p>
          </table:table-cell>
          <table:table-cell office:value-type="string">
            <text:p>Baseball Stars Color </text:p>
          </table:table-cell>
          <table:table-cell office:value-type="string">
            <text:p>SNK Corporation</text:p>
          </table:table-cell>
          <table:table-cell office:value-type="string">
            <text:p>Saurus Co., Ltd.</text:p>
          </table:table-cell>
          <table:table-cell office:value-type="string">
            <text:p>Baseball/Sports</text:p>
          </table:table-cell>
          <table:table-cell office:value-type="string">
            <text:p>3.6</text:p>
          </table:table-cell>
          <table:table-cell office:value-type="string">
            <text:p>1-2 Players</text:p>
          </table:table-cell>
          <table:table-cell office:value-type="string">
            <text:p>Baseball Stars color is sports game about baseball. Game is similar to Baseball Stars from NES but has less realistic characters and gameplay's style. You manage own baseball team and play in series of matches. Game has typical baseball rules - one player throws the ball, second hits the ball, someone else grabs it etc. Each character has own statistics, like stamina.</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Baseball Stars Color (World) (En,Ja)&quot;&gt; &lt;year&gt;1999&lt;/year&gt; &lt;rating&gt;ESRB - E (Everyone)&lt;/rating&gt; &lt;title&gt;Baseball Stars Color &lt;/title&gt; &lt;pub&gt;SNK Corporation&lt;/pub&gt; &lt;dev&gt;Saurus Co., Ltd.&lt;/dev&gt; &lt;genre&gt;Baseball/Sports&lt;/genre&gt; &lt;score&gt;3.6&lt;/score&gt; &lt;player&gt;1-2 Players&lt;/player&gt; &lt;story&gt;Baseball Stars color is sports game about baseball. Game is similar to Baseball Stars from NES but has less realistic characters and gameplay's style. You manage own baseball team and play in series of matches. Game has typical baseball rules - one player throws the ball, second hits the ball, someone else grabs it etc. Each character has own statistics, like stamina.&lt;/story&gt; &lt;/game&gt;">
            <text:p>&lt;game name="Baseball Stars Color (World) (En,Ja)"&gt; &lt;year&gt;1999&lt;/year&gt; &lt;rating&gt;ESRB - E (Everyone)&lt;/rating&gt; &lt;title&gt;Baseball Stars Color &lt;/title&gt; &lt;pub&gt;SNK Corporation&lt;/pub&gt; &lt;dev&gt;Saurus Co., Ltd.&lt;/dev&gt; &lt;genre&gt;Baseball/Sports&lt;/genre&gt; &lt;score&gt;3.6&lt;/score&gt; &lt;player&gt;1-2 Players&lt;/player&gt; &lt;story&gt;Baseball Stars color is sports game about baseball. Game is similar to Baseball Stars from NES but has less realistic characters and gameplay's style. You manage own baseball team and play in series of matches. Game has typical baseball rules - one player throws the ball, second hits the ball, someone else grabs it etc. Each character has own statistics, like stamina.&lt;/story&gt; &lt;/game&gt;</text:p>
          </table:table-cell>
          <table:table-cell table:number-columns-repeated="1013"/>
        </table:table-row>
        <table:table-row table:style-name="ro1">
          <table:table-cell office:value-type="string">
            <text:p>Biomotor Unitron (USA, Europe)</text:p>
          </table:table-cell>
          <table:table-cell office:value-type="float" office:value="1999">
            <text:p>1999</text:p>
          </table:table-cell>
          <table:table-cell office:value-type="string">
            <text:p>ESRB - E (Everyone)</text:p>
          </table:table-cell>
          <table:table-cell office:value-type="string">
            <text:p>Biomotor Unitron </text:p>
          </table:table-cell>
          <table:table-cell office:value-type="string">
            <text:p>SNK Corporation</text:p>
          </table:table-cell>
          <table:table-cell office:value-type="string">
            <text:p>Yumekobo Co., Ltd.</text:p>
          </table:table-cell>
          <table:table-cell office:value-type="string">
            <text:p>Strategy</text:p>
          </table:table-cell>
          <table:table-cell office:value-type="string">
            <text:p>3.4</text:p>
          </table:table-cell>
          <table:table-cell office:value-type="string">
            <text:p>1-2 Players</text:p>
          </table:table-cell>
          <table:table-cell office:value-type="string">
            <text:p>Biomotor Unitron is a RPG for the Neo Geo Pocket Color.****After a meteor brings a new source of energy to the world, the construction of giant robots begins. These robots are used for entertainment and fight in arena fights against one-another for the title Master of Masters. You play a duo of characters that participates in these gladiator battles. You can control both characters and have to explore and perform quests to earn money and items to upgrade your Unitron robot with. You can talk to inhabitants of the city and buy new items at stores.****The Unitron changes visibly when you apply upgrades and a great deal of upgrades are at hand. Over two hundred different weapon configurations are possible. Each weapon and part has a certain material and element. Fire weapons will work better against wooden robots than water-based robots.****Beneath the city there are large dungeons where most quests will have to be solved and most items will be found.****The battles are like in Pokémon, completely menu based. You pick whatever powers you want to use from a drop-down list.</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Biomotor Unitron (USA, Europe)&quot;&gt; &lt;year&gt;1999&lt;/year&gt; &lt;rating&gt;ESRB - E (Everyone)&lt;/rating&gt; &lt;title&gt;Biomotor Unitron &lt;/title&gt; &lt;pub&gt;SNK Corporation&lt;/pub&gt; &lt;dev&gt;Yumekobo Co., Ltd.&lt;/dev&gt; &lt;genre&gt;Strategy&lt;/genre&gt; &lt;score&gt;3.4&lt;/score&gt; &lt;player&gt;1-2 Players&lt;/player&gt; &lt;story&gt;Biomotor Unitron is a RPG for the Neo Geo Pocket Color.****After a meteor brings a new source of energy to the world, the construction of giant robots begins. These robots are used for entertainment and fight in arena fights against one-another for the title Master of Masters. You play a duo of characters that participates in these gladiator battles. You can control both characters and have to explore and perform quests to earn money and items to upgrade your Unitron robot with. You can talk to inhabitants of the city and buy new items at stores.****The Unitron changes visibly when you apply upgrades and a great deal of upgrades are at hand. Over two hundred different weapon configurations are possible. Each weapon and part has a certain material and element. Fire weapons will work better against wooden robots than water-based robots.****Beneath the city there are large dungeons where most quests will have to be solved and most items will be found.****The battles are like in Pokémon, completely menu based. You pick whatever powers you want to use from a drop-down list.&lt;/story&gt; &lt;/game&gt;">
            <text:p>&lt;game name="Biomotor Unitron (USA, Europe)"&gt; &lt;year&gt;1999&lt;/year&gt; &lt;rating&gt;ESRB - E (Everyone)&lt;/rating&gt; &lt;title&gt;Biomotor Unitron &lt;/title&gt; &lt;pub&gt;SNK Corporation&lt;/pub&gt; &lt;dev&gt;Yumekobo Co., Ltd.&lt;/dev&gt; &lt;genre&gt;Strategy&lt;/genre&gt; &lt;score&gt;3.4&lt;/score&gt; &lt;player&gt;1-2 Players&lt;/player&gt; &lt;story&gt;Biomotor Unitron is a RPG for the Neo Geo Pocket Color.****After a meteor brings a new source of energy to the world, the construction of giant robots begins. These robots are used for entertainment and fight in arena fights against one-another for the title Master of Masters. You play a duo of characters that participates in these gladiator battles. You can control both characters and have to explore and perform quests to earn money and items to upgrade your Unitron robot with. You can talk to inhabitants of the city and buy new items at stores.****The Unitron changes visibly when you apply upgrades and a great deal of upgrades are at hand. Over two hundred different weapon configurations are possible. Each weapon and part has a certain material and element. Fire weapons will work better against wooden robots than water-based robots.****Beneath the city there are large dungeons where most quests will have to be solved and most items will be found.****The battles are like in Pokémon, completely menu based. You pick whatever powers you want to use from a drop-down list.&lt;/story&gt; &lt;/game&gt;</text:p>
          </table:table-cell>
          <table:table-cell table:number-columns-repeated="1013"/>
        </table:table-row>
        <table:table-row table:style-name="ro1">
          <table:table-cell office:value-type="string">
            <text:p>Bust-A-Move Pocket (USA)</text:p>
          </table:table-cell>
          <table:table-cell office:value-type="float" office:value="1999">
            <text:p>1999</text:p>
          </table:table-cell>
          <table:table-cell office:value-type="string">
            <text:p>ESRB - E (Everyone)</text:p>
          </table:table-cell>
          <table:table-cell office:value-type="string">
            <text:p>Bust-A-Move Pocket </text:p>
          </table:table-cell>
          <table:table-cell office:value-type="string">
            <text:p>SNK Corporation</text:p>
          </table:table-cell>
          <table:table-cell office:value-type="string">
            <text:p>Taito Corporation</text:p>
          </table:table-cell>
          <table:table-cell office:value-type="string">
            <text:p>Puzzle</text:p>
          </table:table-cell>
          <table:table-cell office:value-type="string">
            <text:p>4.3</text:p>
          </table:table-cell>
          <table:table-cell office:value-type="string">
            <text:p>1-2 Players</text:p>
          </table:table-cell>
          <table:table-cell office:value-type="string">
            <text:p>The classic game Bubble Bobble is the ancestor of Puzzle Bobble. Your aim in each stage is to break all the bubbles, by breaking 3 or more of the same color. <text:s/>The game contains a two-player mode where each player tries to break all bubbles </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ust-A-Move Pocket (USA)&quot;&gt; &lt;year&gt;1999&lt;/year&gt; &lt;rating&gt;ESRB - E (Everyone)&lt;/rating&gt; &lt;title&gt;Bust-A-Move Pocket &lt;/title&gt; &lt;pub&gt;SNK Corporation&lt;/pub&gt; &lt;dev&gt;Taito Corporation&lt;/dev&gt; &lt;genre&gt;Puzzle&lt;/genre&gt; &lt;score&gt;4.3&lt;/score&gt; &lt;player&gt;1-2 Players&lt;/player&gt; &lt;story&gt;The classic game Bubble Bobble is the ancestor of Puzzle Bobble. Your aim in each stage is to break all the bubbles, by breaking 3 or more of the same color.  The game contains a two-player mode where each player tries to break all bubbles &lt;/story&gt; &lt;/game&gt;">
            <text:p>&lt;game name="Bust-A-Move Pocket (USA)"&gt; &lt;year&gt;1999&lt;/year&gt; &lt;rating&gt;ESRB - E (Everyone)&lt;/rating&gt; &lt;title&gt;Bust-A-Move Pocket &lt;/title&gt; &lt;pub&gt;SNK Corporation&lt;/pub&gt; &lt;dev&gt;Taito Corporation&lt;/dev&gt; &lt;genre&gt;Puzzle&lt;/genre&gt; &lt;score&gt;4.3&lt;/score&gt; &lt;player&gt;1-2 Players&lt;/player&gt; &lt;story&gt;The classic game Bubble Bobble is the ancestor of Puzzle Bobble. Your aim in each stage is to break all the bubbles, by breaking 3 or more of the same color. <text:s/>The game contains a two-player mode where each player tries to break all bubbles &lt;/story&gt; &lt;/game&gt;</text:p>
          </table:table-cell>
          <table:table-cell table:number-columns-repeated="1013"/>
        </table:table-row>
        <table:table-row table:style-name="ro1">
          <table:table-cell office:value-type="string">
            <text:p>Cool Boarders Pocket (Japan, Europe) (En,Ja)</text:p>
          </table:table-cell>
          <table:table-cell office:value-type="float" office:value="2000">
            <text:p>2000</text:p>
          </table:table-cell>
          <table:table-cell office:value-type="string">
            <text:p>ESRB - E (Everyone)</text:p>
          </table:table-cell>
          <table:table-cell office:value-type="string">
            <text:p>Cool Boarders Pocket </text:p>
          </table:table-cell>
          <table:table-cell table:number-columns-repeated="2" office:value-type="string">
            <text:p>SNK Corporation</text:p>
          </table:table-cell>
          <table:table-cell office:value-type="string">
            <text:p>Snowboarding/Sports</text:p>
          </table:table-cell>
          <table:table-cell office:value-type="string">
            <text:p>2.3</text:p>
          </table:table-cell>
          <table:table-cell office:value-type="string">
            <text:p>1 Player</text:p>
          </table:table-cell>
          <table:table-cell office:value-type="string">
            <text:p>Cool Boarders Pocket differs to other games in the Cool Boarders series. It features an isometric (overhead) view instead of a third-person perspective. The game features two play modes a free-ride mode where the player navigates an obstacle course with no restrictions until he/she reaches the goal, and a survival mode where the player snowboards through the obstacle course until they run out of health. The game allows the player to choose one of two characters; a female or male snowboarder.</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Cool Boarders Pocket (Japan, Europe) (En,Ja)&quot;&gt; &lt;year&gt;2000&lt;/year&gt; &lt;rating&gt;ESRB - E (Everyone)&lt;/rating&gt; &lt;title&gt;Cool Boarders Pocket &lt;/title&gt; &lt;pub&gt;SNK Corporation&lt;/pub&gt; &lt;dev&gt;SNK Corporation&lt;/dev&gt; &lt;genre&gt;Snowboarding/Sports&lt;/genre&gt; &lt;score&gt;2.3&lt;/score&gt; &lt;player&gt;1 Player&lt;/player&gt; &lt;story&gt;Cool Boarders Pocket differs to other games in the Cool Boarders series. It features an isometric (overhead) view instead of a third-person perspective. The game features two play modes a free-ride mode where the player navigates an obstacle course with no restrictions until he/she reaches the goal, and a survival mode where the player snowboards through the obstacle course until they run out of health. The game allows the player to choose one of two characters; a female or male snowboarder.&lt;/story&gt; &lt;/game&gt;">
            <text:p>&lt;game name="Cool Boarders Pocket (Japan, Europe) (En,Ja)"&gt; &lt;year&gt;2000&lt;/year&gt; &lt;rating&gt;ESRB - E (Everyone)&lt;/rating&gt; &lt;title&gt;Cool Boarders Pocket &lt;/title&gt; &lt;pub&gt;SNK Corporation&lt;/pub&gt; &lt;dev&gt;SNK Corporation&lt;/dev&gt; &lt;genre&gt;Snowboarding/Sports&lt;/genre&gt; &lt;score&gt;2.3&lt;/score&gt; &lt;player&gt;1 Player&lt;/player&gt; &lt;story&gt;Cool Boarders Pocket differs to other games in the Cool Boarders series. It features an isometric (overhead) view instead of a third-person perspective. The game features two play modes a free-ride mode where the player navigates an obstacle course with no restrictions until he/she reaches the goal, and a survival mode where the player snowboards through the obstacle course until they run out of health. The game allows the player to choose one of two characters; a female or male snowboarder.&lt;/story&gt; &lt;/game&gt;</text:p>
          </table:table-cell>
          <table:table-cell table:number-columns-repeated="1013"/>
        </table:table-row>
        <table:table-row table:style-name="ro1">
          <table:table-cell office:value-type="string">
            <text:p>Crush Roller (World) (En,Ja)</text:p>
          </table:table-cell>
          <table:table-cell office:value-type="float" office:value="1999">
            <text:p>1999</text:p>
          </table:table-cell>
          <table:table-cell office:value-type="string">
            <text:p>ESRB - E (Everyone)</text:p>
          </table:table-cell>
          <table:table-cell office:value-type="string">
            <text:p>Crush Roller </text:p>
          </table:table-cell>
          <table:table-cell office:value-type="string">
            <text:p>SNK Corporation</text:p>
          </table:table-cell>
          <table:table-cell office:value-type="string">
            <text:p>ADK </text:p>
          </table:table-cell>
          <table:table-cell office:value-type="string">
            <text:p>Action</text:p>
          </table:table-cell>
          <table:table-cell office:value-type="string">
            <text:p>3.5</text:p>
          </table:table-cell>
          <table:table-cell office:value-type="string">
            <text:p>1-2 Players</text:p>
          </table:table-cell>
          <table:table-cell office:value-type="string">
            <text:p>Crush Roller is a game for the Neo Geo Pocket Color based on the 1981 arcade game Make Trax, which was released as Crush Roller in Europe and Asia.****The object of the game is to color the entire maze-like playing field with a paint brush. While you paint, two enemies walk around in the maze, when they hit you, you lose a life.****A level has rollers which you can push forward with your paint brush. If you capture an enemy in the path of the roller he dies and is temporarily taken out of the game. This scores you extra points. Each subsequent enemy rolled over is worth more points.****Every once in a while another creature will pop up, it will run around leaving behind track marks in your paint. Painting over this creature removes it from the game and scores you additional points. His tracks have to be repainted.****When the entire maze is painted you win the level. Unlike the original arcade version the Neo Geo Pocket Color version has multiple level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Crush Roller (World) (En,Ja)&quot;&gt; &lt;year&gt;1999&lt;/year&gt; &lt;rating&gt;ESRB - E (Everyone)&lt;/rating&gt; &lt;title&gt;Crush Roller &lt;/title&gt; &lt;pub&gt;SNK Corporation&lt;/pub&gt; &lt;dev&gt;ADK &lt;/dev&gt; &lt;genre&gt;Action&lt;/genre&gt; &lt;score&gt;3.5&lt;/score&gt; &lt;player&gt;1-2 Players&lt;/player&gt; &lt;story&gt;Crush Roller is a game for the Neo Geo Pocket Color based on the 1981 arcade game Make Trax, which was released as Crush Roller in Europe and Asia.****The object of the game is to color the entire maze-like playing field with a paint brush. While you paint, two enemies walk around in the maze, when they hit you, you lose a life.****A level has rollers which you can push forward with your paint brush. If you capture an enemy in the path of the roller he dies and is temporarily taken out of the game. This scores you extra points. Each subsequent enemy rolled over is worth more points.****Every once in a while another creature will pop up, it will run around leaving behind track marks in your paint. Painting over this creature removes it from the game and scores you additional points. His tracks have to be repainted.****When the entire maze is painted you win the level. Unlike the original arcade version the Neo Geo Pocket Color version has multiple levels.&lt;/story&gt; &lt;/game&gt;">
            <text:p>&lt;game name="Crush Roller (World) (En,Ja)"&gt; &lt;year&gt;1999&lt;/year&gt; &lt;rating&gt;ESRB - E (Everyone)&lt;/rating&gt; &lt;title&gt;Crush Roller &lt;/title&gt; &lt;pub&gt;SNK Corporation&lt;/pub&gt; &lt;dev&gt;ADK &lt;/dev&gt; &lt;genre&gt;Action&lt;/genre&gt; &lt;score&gt;3.5&lt;/score&gt; &lt;player&gt;1-2 Players&lt;/player&gt; &lt;story&gt;Crush Roller is a game for the Neo Geo Pocket Color based on the 1981 arcade game Make Trax, which was released as Crush Roller in Europe and Asia.****The object of the game is to color the entire maze-like playing field with a paint brush. While you paint, two enemies walk around in the maze, when they hit you, you lose a life.****A level has rollers which you can push forward with your paint brush. If you capture an enemy in the path of the roller he dies and is temporarily taken out of the game. This scores you extra points. Each subsequent enemy rolled over is worth more points.****Every once in a while another creature will pop up, it will run around leaving behind track marks in your paint. Painting over this creature removes it from the game and scores you additional points. His tracks have to be repainted.****When the entire maze is painted you win the level. Unlike the original arcade version the Neo Geo Pocket Color version has multiple levels.&lt;/story&gt; &lt;/game&gt;</text:p>
          </table:table-cell>
          <table:table-cell table:number-columns-repeated="1013"/>
        </table:table-row>
        <table:table-row table:style-name="ro1">
          <table:table-cell office:value-type="string">
            <text:p>Dark Arms - Beast Buster 1999 (World) (En,Ja)</text:p>
          </table:table-cell>
          <table:table-cell office:value-type="float" office:value="1999">
            <text:p>1999</text:p>
          </table:table-cell>
          <table:table-cell office:value-type="string">
            <text:p>ESRB - E (Everyone)</text:p>
          </table:table-cell>
          <table:table-cell office:value-type="string">
            <text:p>Dark Arms - Beast Buster 1999 </text:p>
          </table:table-cell>
          <table:table-cell office:value-type="string">
            <text:p>SNK Corporation</text:p>
          </table:table-cell>
          <table:table-cell office:value-type="string">
            <text:p>Noise Factory</text:p>
          </table:table-cell>
          <table:table-cell office:value-type="string">
            <text:p>Role-Playing</text:p>
          </table:table-cell>
          <table:table-cell office:value-type="string">
            <text:p>3.9</text:p>
          </table:table-cell>
          <table:table-cell office:value-type="string">
            <text:p>1-2 Players</text:p>
          </table:table-cell>
          <table:table-cell office:value-type="string">
            <text:p>Dark Arms: Beast Buster 1999 is a RPG for the Neo Geo Pocket Color. It's a spin-off from the arcade game Beast Busters.****Parallel to our world we find the Dark Realm. As the player, you find access to this parallel dimension after signing a pact with the Master of the Dark Realm. In his realm, you are supposed to catch monsters. These can be fed to your biological weapons: Dark Arms. You weapons gain abilities from consumed monsters and can evolve into more powerful equipment. You can also find seeds in the Dark Realm that turn into new weapons.****The game features puzzles that have to be solved and a wide array of undead monsters that can be fed to your Dark Arms.</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Dark Arms - Beast Buster 1999 (World) (En,Ja)&quot;&gt; &lt;year&gt;1999&lt;/year&gt; &lt;rating&gt;ESRB - E (Everyone)&lt;/rating&gt; &lt;title&gt;Dark Arms - Beast Buster 1999 &lt;/title&gt; &lt;pub&gt;SNK Corporation&lt;/pub&gt; &lt;dev&gt;Noise Factory&lt;/dev&gt; &lt;genre&gt;Role-Playing&lt;/genre&gt; &lt;score&gt;3.9&lt;/score&gt; &lt;player&gt;1-2 Players&lt;/player&gt; &lt;story&gt;Dark Arms: Beast Buster 1999 is a RPG for the Neo Geo Pocket Color. It's a spin-off from the arcade game Beast Busters.****Parallel to our world we find the Dark Realm. As the player, you find access to this parallel dimension after signing a pact with the Master of the Dark Realm. In his realm, you are supposed to catch monsters. These can be fed to your biological weapons: Dark Arms. You weapons gain abilities from consumed monsters and can evolve into more powerful equipment. You can also find seeds in the Dark Realm that turn into new weapons.****The game features puzzles that have to be solved and a wide array of undead monsters that can be fed to your Dark Arms.&lt;/story&gt; &lt;/game&gt;">
            <text:p>&lt;game name="Dark Arms - Beast Buster 1999 (World) (En,Ja)"&gt; &lt;year&gt;1999&lt;/year&gt; &lt;rating&gt;ESRB - E (Everyone)&lt;/rating&gt; &lt;title&gt;Dark Arms - Beast Buster 1999 &lt;/title&gt; &lt;pub&gt;SNK Corporation&lt;/pub&gt; &lt;dev&gt;Noise Factory&lt;/dev&gt; &lt;genre&gt;Role-Playing&lt;/genre&gt; &lt;score&gt;3.9&lt;/score&gt; &lt;player&gt;1-2 Players&lt;/player&gt; &lt;story&gt;Dark Arms: Beast Buster 1999 is a RPG for the Neo Geo Pocket Color. It's a spin-off from the arcade game Beast Busters.****Parallel to our world we find the Dark Realm. As the player, you find access to this parallel dimension after signing a pact with the Master of the Dark Realm. In his realm, you are supposed to catch monsters. These can be fed to your biological weapons: Dark Arms. You weapons gain abilities from consumed monsters and can evolve into more powerful equipment. You can also find seeds in the Dark Realm that turn into new weapons.****The game features puzzles that have to be solved and a wide array of undead monsters that can be fed to your Dark Arms.&lt;/story&gt; &lt;/game&gt;</text:p>
          </table:table-cell>
          <table:table-cell table:number-columns-repeated="1013"/>
        </table:table-row>
        <table:table-row table:style-name="ro1">
          <table:table-cell office:value-type="string">
            <text:p>Dive Alert - Becky's Version (USA, Europe)</text:p>
          </table:table-cell>
          <table:table-cell office:value-type="float" office:value="2000">
            <text:p>2000</text:p>
          </table:table-cell>
          <table:table-cell office:value-type="string">
            <text:p>ESRB - E (Everyone)</text:p>
          </table:table-cell>
          <table:table-cell office:value-type="string">
            <text:p>Dive Alert - Becky's Version </text:p>
          </table:table-cell>
          <table:table-cell office:value-type="string">
            <text:p>SNK Corporation</text:p>
          </table:table-cell>
          <table:table-cell office:value-type="string">
            <text:p>Sacnoth</text:p>
          </table:table-cell>
          <table:table-cell office:value-type="string">
            <text:p>Role-Playing</text:p>
          </table:table-cell>
          <table:table-cell office:value-type="string">
            <text:p>2.7</text:p>
          </table:table-cell>
          <table:table-cell office:value-type="string">
            <text:p>1-2 Players</text:p>
          </table:table-cell>
          <table:table-cell office:value-type="string">
            <text:p>Dive Alert: Becky's Version is an RPG for the Neo Geo Pocket Color. There is another version of Dive Alert called Dive Alert: Matt's Version. The two games are rather like joint Pokemon releases (Red/Blue, etc) wherein they are overall the same game with a variety of smaller differences.****The player takes control of a character named Becky. The game takes place in the future and the world is primarily surrounded by water. The only land is a small patch called Terra. The player must prove their worth to be accepted on to Terra by proving their skill as a submarine commander and destroying enemy vessels.****Becky's version features different characters, items and boats from Matt's Version. These are logged in a device similar to a Pokédex (from Pokemon). Battles take place against enemy ships and a radar view is used to help the player guide torpedoes towards the enemy vessels. Much of the game is text-based with animated cutscenes. ****The game features the ability for two players to link up Neo Geo Pocket Color units to exchanges ships and data, and to battle one on one. <text:s/>The game also features battery back-up and a training mode.</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Dive Alert - Becky's Version (USA, Europe)&quot;&gt; &lt;year&gt;2000&lt;/year&gt; &lt;rating&gt;ESRB - E (Everyone)&lt;/rating&gt; &lt;title&gt;Dive Alert - Becky's Version &lt;/title&gt; &lt;pub&gt;SNK Corporation&lt;/pub&gt; &lt;dev&gt;Sacnoth&lt;/dev&gt; &lt;genre&gt;Role-Playing&lt;/genre&gt; &lt;score&gt;2.7&lt;/score&gt; &lt;player&gt;1-2 Players&lt;/player&gt; &lt;story&gt;Dive Alert: Becky's Version is an RPG for the Neo Geo Pocket Color. There is another version of Dive Alert called Dive Alert: Matt's Version. The two games are rather like joint Pokemon releases (Red/Blue, etc) wherein they are overall the same game with a variety of smaller differences.****The player takes control of a character named Becky. The game takes place in the future and the world is primarily surrounded by water. The only land is a small patch called Terra. The player must prove their worth to be accepted on to Terra by proving their skill as a submarine commander and destroying enemy vessels.****Becky's version features different characters, items and boats from Matt's Version. These are logged in a device similar to a Pokédex (from Pokemon). Battles take place against enemy ships and a radar view is used to help the player guide torpedoes towards the enemy vessels. Much of the game is text-based with animated cutscenes. ****The game features the ability for two players to link up Neo Geo Pocket Color units to exchanges ships and data, and to battle one on one.  The game also features battery back-up and a training mode.&lt;/story&gt; &lt;/game&gt;">
            <text:p>&lt;game name="Dive Alert - Becky's Version (USA, Europe)"&gt; &lt;year&gt;2000&lt;/year&gt; &lt;rating&gt;ESRB - E (Everyone)&lt;/rating&gt; &lt;title&gt;Dive Alert - Becky's Version &lt;/title&gt; &lt;pub&gt;SNK Corporation&lt;/pub&gt; &lt;dev&gt;Sacnoth&lt;/dev&gt; &lt;genre&gt;Role-Playing&lt;/genre&gt; &lt;score&gt;2.7&lt;/score&gt; &lt;player&gt;1-2 Players&lt;/player&gt; &lt;story&gt;Dive Alert: Becky's Version is an RPG for the Neo Geo Pocket Color. There is another version of Dive Alert called Dive Alert: Matt's Version. The two games are rather like joint Pokemon releases (Red/Blue, etc) wherein they are overall the same game with a variety of smaller differences.****The player takes control of a character named Becky. The game takes place in the future and the world is primarily surrounded by water. The only land is a small patch called Terra. The player must prove their worth to be accepted on to Terra by proving their skill as a submarine commander and destroying enemy vessels.****Becky's version features different characters, items and boats from Matt's Version. These are logged in a device similar to a Pokédex (from Pokemon). Battles take place against enemy ships and a radar view is used to help the player guide torpedoes towards the enemy vessels. Much of the game is text-based with animated cutscenes. ****The game features the ability for two players to link up Neo Geo Pocket Color units to exchanges ships and data, and to battle one on one. <text:s/>The game also features battery back-up and a training mode.&lt;/story&gt; &lt;/game&gt;</text:p>
          </table:table-cell>
          <table:table-cell table:number-columns-repeated="1013"/>
        </table:table-row>
        <table:table-row table:style-name="ro1">
          <table:table-cell office:value-type="string">
            <text:p>Dive Alert - Matt's Version (USA, Europe)</text:p>
          </table:table-cell>
          <table:table-cell office:value-type="float" office:value="2000">
            <text:p>2000</text:p>
          </table:table-cell>
          <table:table-cell office:value-type="string">
            <text:p>ESRB - E (Everyone)</text:p>
          </table:table-cell>
          <table:table-cell office:value-type="string">
            <text:p>Dive Alert - Matt's Version </text:p>
          </table:table-cell>
          <table:table-cell office:value-type="string">
            <text:p>SNK Corporation</text:p>
          </table:table-cell>
          <table:table-cell office:value-type="string">
            <text:p>Sacnoth</text:p>
          </table:table-cell>
          <table:table-cell office:value-type="string">
            <text:p>Role-Playing</text:p>
          </table:table-cell>
          <table:table-cell office:value-type="string">
            <text:p>2.8</text:p>
          </table:table-cell>
          <table:table-cell office:value-type="string">
            <text:p>1-2 Players</text:p>
          </table:table-cell>
          <table:table-cell office:value-type="string">
            <text:p>The player takes control of a character named Matt. The game is set in the future and the world is primarily surrounded by water. The only small patch of land called is called Terra. The player must show their worth to be accepted on to Terra by proving their skill as a submarine commander and destroying enemy vesselsMatt's version features different characters, items and boats to Becky's version. These are logged in a device similar to a Pokédex. The battles take place against other ships. A radar view is used to help players guide torpedoes against the enemy. A large part of the game is text based with animated cutscenes. Two players can link-up with the cable to battle, exchange ships and accumulate other data.</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Dive Alert - Matt's Version (USA, Europe)&quot;&gt; &lt;year&gt;2000&lt;/year&gt; &lt;rating&gt;ESRB - E (Everyone)&lt;/rating&gt; &lt;title&gt;Dive Alert - Matt's Version &lt;/title&gt; &lt;pub&gt;SNK Corporation&lt;/pub&gt; &lt;dev&gt;Sacnoth&lt;/dev&gt; &lt;genre&gt;Role-Playing&lt;/genre&gt; &lt;score&gt;2.8&lt;/score&gt; &lt;player&gt;1-2 Players&lt;/player&gt; &lt;story&gt;The player takes control of a character named Matt. The game is set in the future and the world is primarily surrounded by water. The only small patch of land called is called Terra. The player must show their worth to be accepted on to Terra by proving their skill as a submarine commander and destroying enemy vesselsMatt's version features different characters, items and boats to Becky's version. These are logged in a device similar to a Pokédex. The battles take place against other ships. A radar view is used to help players guide torpedoes against the enemy. A large part of the game is text based with animated cutscenes. Two players can link-up with the cable to battle, exchange ships and accumulate other data.&lt;/story&gt; &lt;/game&gt;">
            <text:p>&lt;game name="Dive Alert - Matt's Version (USA, Europe)"&gt; &lt;year&gt;2000&lt;/year&gt; &lt;rating&gt;ESRB - E (Everyone)&lt;/rating&gt; &lt;title&gt;Dive Alert - Matt's Version &lt;/title&gt; &lt;pub&gt;SNK Corporation&lt;/pub&gt; &lt;dev&gt;Sacnoth&lt;/dev&gt; &lt;genre&gt;Role-Playing&lt;/genre&gt; &lt;score&gt;2.8&lt;/score&gt; &lt;player&gt;1-2 Players&lt;/player&gt; &lt;story&gt;The player takes control of a character named Matt. The game is set in the future and the world is primarily surrounded by water. The only small patch of land called is called Terra. The player must show their worth to be accepted on to Terra by proving their skill as a submarine commander and destroying enemy vesselsMatt's version features different characters, items and boats to Becky's version. These are logged in a device similar to a Pokédex. The battles take place against other ships. A radar view is used to help players guide torpedoes against the enemy. A large part of the game is text based with animated cutscenes. Two players can link-up with the cable to battle, exchange ships and accumulate other data.&lt;/story&gt; &lt;/game&gt;</text:p>
          </table:table-cell>
          <table:table-cell table:number-columns-repeated="1013"/>
        </table:table-row>
        <table:table-row table:style-name="ro1">
          <table:table-cell office:value-type="string">
            <text:p>Dynamite Slugger (Japan, Europe) (En,Ja)</text:p>
          </table:table-cell>
          <table:table-cell office:value-type="float" office:value="2000">
            <text:p>2000</text:p>
          </table:table-cell>
          <table:table-cell office:value-type="string">
            <text:p>ESRB - E (Everyone)</text:p>
          </table:table-cell>
          <table:table-cell office:value-type="string">
            <text:p>Dynamite Slugger </text:p>
          </table:table-cell>
          <table:table-cell office:value-type="string">
            <text:p>SNK Corporation</text:p>
          </table:table-cell>
          <table:table-cell office:value-type="string">
            <text:p>ADK</text:p>
          </table:table-cell>
          <table:table-cell office:value-type="string">
            <text:p>Baseball/Sports</text:p>
          </table:table-cell>
          <table:table-cell office:value-type="string">
            <text:p>4.0</text:p>
          </table:table-cell>
          <table:table-cell office:value-type="string">
            <text:p>1-2 Players</text:p>
          </table:table-cell>
          <table:table-cell office:value-type="string">
            <text:p>A baseball game for the Neo Geo Pocket Color, similar to games such as Baseball Stars, .Due to Dynamite Slugger being the latest baseball videogame to be released for the Neo Geo Pocket Color it features better graphics than other sports titles.</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Dynamite Slugger (Japan, Europe) (En,Ja)&quot;&gt; &lt;year&gt;2000&lt;/year&gt; &lt;rating&gt;ESRB - E (Everyone)&lt;/rating&gt; &lt;title&gt;Dynamite Slugger &lt;/title&gt; &lt;pub&gt;SNK Corporation&lt;/pub&gt; &lt;dev&gt;ADK&lt;/dev&gt; &lt;genre&gt;Baseball/Sports&lt;/genre&gt; &lt;score&gt;4.0&lt;/score&gt; &lt;player&gt;1-2 Players&lt;/player&gt; &lt;story&gt;A baseball game for the Neo Geo Pocket Color, similar to games such as Baseball Stars, .Due to Dynamite Slugger being the latest baseball videogame to be released for the Neo Geo Pocket Color it features better graphics than other sports titles.&lt;/story&gt; &lt;/game&gt;">
            <text:p>&lt;game name="Dynamite Slugger (Japan, Europe) (En,Ja)"&gt; &lt;year&gt;2000&lt;/year&gt; &lt;rating&gt;ESRB - E (Everyone)&lt;/rating&gt; &lt;title&gt;Dynamite Slugger &lt;/title&gt; &lt;pub&gt;SNK Corporation&lt;/pub&gt; &lt;dev&gt;ADK&lt;/dev&gt; &lt;genre&gt;Baseball/Sports&lt;/genre&gt; &lt;score&gt;4.0&lt;/score&gt; &lt;player&gt;1-2 Players&lt;/player&gt; &lt;story&gt;A baseball game for the Neo Geo Pocket Color, similar to games such as Baseball Stars, .Due to Dynamite Slugger being the latest baseball videogame to be released for the Neo Geo Pocket Color it features better graphics than other sports titles.&lt;/story&gt; &lt;/game&gt;</text:p>
          </table:table-cell>
          <table:table-cell table:number-columns-repeated="1013"/>
        </table:table-row>
        <table:table-row table:style-name="ro1">
          <table:table-cell office:value-type="string">
            <text:p>Evolution - Eternal Dungeons (Europe)</text:p>
          </table:table-cell>
          <table:table-cell office:value-type="float" office:value="2000">
            <text:p>2000</text:p>
          </table:table-cell>
          <table:table-cell office:value-type="string">
            <text:p>ESRB - E (Everyone)</text:p>
          </table:table-cell>
          <table:table-cell office:value-type="string">
            <text:p>Evolution - Eternal Dungeons </text:p>
          </table:table-cell>
          <table:table-cell office:value-type="string">
            <text:p>SNK Corporation</text:p>
          </table:table-cell>
          <table:table-cell office:value-type="string">
            <text:p>ESP</text:p>
          </table:table-cell>
          <table:table-cell office:value-type="string">
            <text:p>Role-Playing</text:p>
          </table:table-cell>
          <table:table-cell office:value-type="string">
            <text:p>3.6</text:p>
          </table:table-cell>
          <table:table-cell office:value-type="string">
            <text:p>1 Player</text:p>
          </table:table-cell>
          <table:table-cell office:value-type="string">
            <text:p>A portable version of Evolution: The World of Sacred Device. Eternal Dungeon tells the story of the young explorer Mag Launcher and his quest for the fabled Evolutia, an item of immense power.****The basic premise of the game is to take quests in the town and then assemble your party and attempt to clear out the many dungeons in the game, grinding your characters and getting the loot and experience needed to advance the plot and buy items, equipment, and upgrades for your Cy-frame, a robotic attachment that enables Mag to enhance his combat abilities.****As expected for a portable version, the gameplay has been significantly downgraded from its original Dreamcast version. Town navigation is menu-driven and all graphics are now top-down 2D sprites, with all dungeons being pre-designed instead of randomly generated. Combat is turn-based using a menu system from which you select your actions for each party member (up to 3) and execute them, but otherwise remains unchanged.</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Evolution - Eternal Dungeons (Europe)&quot;&gt; &lt;year&gt;2000&lt;/year&gt; &lt;rating&gt;ESRB - E (Everyone)&lt;/rating&gt; &lt;title&gt;Evolution - Eternal Dungeons &lt;/title&gt; &lt;pub&gt;SNK Corporation&lt;/pub&gt; &lt;dev&gt;ESP&lt;/dev&gt; &lt;genre&gt;Role-Playing&lt;/genre&gt; &lt;score&gt;3.6&lt;/score&gt; &lt;player&gt;1 Player&lt;/player&gt; &lt;story&gt;A portable version of Evolution: The World of Sacred Device. Eternal Dungeon tells the story of the young explorer Mag Launcher and his quest for the fabled Evolutia, an item of immense power.****The basic premise of the game is to take quests in the town and then assemble your party and attempt to clear out the many dungeons in the game, grinding your characters and getting the loot and experience needed to advance the plot and buy items, equipment, and upgrades for your Cy-frame, a robotic attachment that enables Mag to enhance his combat abilities.****As expected for a portable version, the gameplay has been significantly downgraded from its original Dreamcast version. Town navigation is menu-driven and all graphics are now top-down 2D sprites, with all dungeons being pre-designed instead of randomly generated. Combat is turn-based using a menu system from which you select your actions for each party member (up to 3) and execute them, but otherwise remains unchanged.&lt;/story&gt; &lt;/game&gt;">
            <text:p>&lt;game name="Evolution - Eternal Dungeons (Europe)"&gt; &lt;year&gt;2000&lt;/year&gt; &lt;rating&gt;ESRB - E (Everyone)&lt;/rating&gt; &lt;title&gt;Evolution - Eternal Dungeons &lt;/title&gt; &lt;pub&gt;SNK Corporation&lt;/pub&gt; &lt;dev&gt;ESP&lt;/dev&gt; &lt;genre&gt;Role-Playing&lt;/genre&gt; &lt;score&gt;3.6&lt;/score&gt; &lt;player&gt;1 Player&lt;/player&gt; &lt;story&gt;A portable version of Evolution: The World of Sacred Device. Eternal Dungeon tells the story of the young explorer Mag Launcher and his quest for the fabled Evolutia, an item of immense power.****The basic premise of the game is to take quests in the town and then assemble your party and attempt to clear out the many dungeons in the game, grinding your characters and getting the loot and experience needed to advance the plot and buy items, equipment, and upgrades for your Cy-frame, a robotic attachment that enables Mag to enhance his combat abilities.****As expected for a portable version, the gameplay has been significantly downgraded from its original Dreamcast version. Town navigation is menu-driven and all graphics are now top-down 2D sprites, with all dungeons being pre-designed instead of randomly generated. Combat is turn-based using a menu system from which you select your actions for each party member (up to 3) and execute them, but otherwise remains unchanged.&lt;/story&gt; &lt;/game&gt;</text:p>
          </table:table-cell>
          <table:table-cell table:number-columns-repeated="1013"/>
        </table:table-row>
        <table:table-row table:style-name="ro1">
          <table:table-cell office:value-type="string">
            <text:p>Fantastic Night Dreams Cotton (Europe)</text:p>
          </table:table-cell>
          <table:table-cell office:value-type="float" office:value="2000">
            <text:p>2000</text:p>
          </table:table-cell>
          <table:table-cell office:value-type="string">
            <text:p>ESRB - E (Everyone)</text:p>
          </table:table-cell>
          <table:table-cell office:value-type="string">
            <text:p>Fantastic Night Dreams Cotton </text:p>
          </table:table-cell>
          <table:table-cell office:value-type="string">
            <text:p>SNK Corporation</text:p>
          </table:table-cell>
          <table:table-cell office:value-type="string">
            <text:p>Success Corp.</text:p>
          </table:table-cell>
          <table:table-cell office:value-type="string">
            <text:p>Shoot-'Em-Up</text:p>
          </table:table-cell>
          <table:table-cell office:value-type="string">
            <text:p>4.2</text:p>
          </table:table-cell>
          <table:table-cell office:value-type="string">
            <text:p>1 Player</text:p>
          </table:table-cell>
          <table:table-cell office:value-type="string">
            <text:p>Fantastic Night Dreams: Cotton is a 2D side-scrolling shooter in which the player takes the role of the young witch Cotton, who sets out on her magical broom on a quest to get her favorite candy. Fortunately for us her obsession gets her in the way of several world-threatening terrors that she must destroy in standard shooter fare.****The game features an experience-earning system in which the more enemies the player kills the more he can upgrade his weapon by collecting power crystals. Players can also charge their weapon for special attacks and enlist the aid of Silk, Cotton's magical fairy friend who can form up in different "option" configurations.</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Fantastic Night Dreams Cotton (Europe)&quot;&gt; &lt;year&gt;2000&lt;/year&gt; &lt;rating&gt;ESRB - E (Everyone)&lt;/rating&gt; &lt;title&gt;Fantastic Night Dreams Cotton &lt;/title&gt; &lt;pub&gt;SNK Corporation&lt;/pub&gt; &lt;dev&gt;Success Corp.&lt;/dev&gt; &lt;genre&gt;Shoot-'Em-Up&lt;/genre&gt; &lt;score&gt;4.2&lt;/score&gt; &lt;player&gt;1 Player&lt;/player&gt; &lt;story&gt;Fantastic Night Dreams: Cotton is a 2D side-scrolling shooter in which the player takes the role of the young witch Cotton, who sets out on her magical broom on a quest to get her favorite candy. Fortunately for us her obsession gets her in the way of several world-threatening terrors that she must destroy in standard shooter fare.****The game features an experience-earning system in which the more enemies the player kills the more he can upgrade his weapon by collecting power crystals. Players can also charge their weapon for special attacks and enlist the aid of Silk, Cotton's magical fairy friend who can form up in different &quot;option&quot; configurations.&lt;/story&gt; &lt;/game&gt;">
            <text:p>&lt;game name="Fantastic Night Dreams Cotton (Europe)"&gt; &lt;year&gt;2000&lt;/year&gt; &lt;rating&gt;ESRB - E (Everyone)&lt;/rating&gt; &lt;title&gt;Fantastic Night Dreams Cotton &lt;/title&gt; &lt;pub&gt;SNK Corporation&lt;/pub&gt; &lt;dev&gt;Success Corp.&lt;/dev&gt; &lt;genre&gt;Shoot-'Em-Up&lt;/genre&gt; &lt;score&gt;4.2&lt;/score&gt; &lt;player&gt;1 Player&lt;/player&gt; &lt;story&gt;Fantastic Night Dreams: Cotton is a 2D side-scrolling shooter in which the player takes the role of the young witch Cotton, who sets out on her magical broom on a quest to get her favorite candy. Fortunately for us her obsession gets her in the way of several world-threatening terrors that she must destroy in standard shooter fare.****The game features an experience-earning system in which the more enemies the player kills the more he can upgrade his weapon by collecting power crystals. Players can also charge their weapon for special attacks and enlist the aid of Silk, Cotton's magical fairy friend who can form up in different "option" configurations.&lt;/story&gt; &lt;/game&gt;</text:p>
          </table:table-cell>
          <table:table-cell table:number-columns-repeated="1013"/>
        </table:table-row>
        <table:table-row table:style-name="ro1">
          <table:table-cell office:value-type="string">
            <text:p>Faselei! (Europe)</text:p>
          </table:table-cell>
          <table:table-cell office:value-type="float" office:value="2000">
            <text:p>2000</text:p>
          </table:table-cell>
          <table:table-cell office:value-type="string">
            <text:p>ESRB - T (Teen)</text:p>
          </table:table-cell>
          <table:table-cell office:value-type="string">
            <text:p>Faselei! </text:p>
          </table:table-cell>
          <table:table-cell office:value-type="string">
            <text:p>SNK Corporation</text:p>
          </table:table-cell>
          <table:table-cell office:value-type="string">
            <text:p>Sacnoth</text:p>
          </table:table-cell>
          <table:table-cell office:value-type="string">
            <text:p>Strategy</text:p>
          </table:table-cell>
          <table:table-cell office:value-type="string">
            <text:p>3.9</text:p>
          </table:table-cell>
          <table:table-cell office:value-type="string">
            <text:p>1-2 Players</text:p>
          </table:table-cell>
          <table:table-cell office:value-type="string">
            <text:p>Faselei! is one of the last titles to be released for the Neo Geo Pocket Color and even features digitised lyrics to the game's main theme. Heavily story driven, this strategy RPG takes place in a time when mechs known as TS are the weapon of choice for combat. Gameplay revolves around the battles and customising your TS between those battles.****Battles are part turn based and part realtime. The player inputs their actions at the beginning of the turn. The amount of actions they can input is dependant on their type of TS. Once they have finished their selection everything is played out in realtime for the duration of the turn. This makes thinking about what your opponents and allies will do in advance essential before taking your turn.</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Faselei! (Europe)&quot;&gt; &lt;year&gt;2000&lt;/year&gt; &lt;rating&gt;ESRB - T (Teen)&lt;/rating&gt; &lt;title&gt;Faselei! &lt;/title&gt; &lt;pub&gt;SNK Corporation&lt;/pub&gt; &lt;dev&gt;Sacnoth&lt;/dev&gt; &lt;genre&gt;Strategy&lt;/genre&gt; &lt;score&gt;3.9&lt;/score&gt; &lt;player&gt;1-2 Players&lt;/player&gt; &lt;story&gt;Faselei! is one of the last titles to be released for the Neo Geo Pocket Color and even features digitised lyrics to the game's main theme. Heavily story driven, this strategy RPG takes place in a time when mechs known as TS are the weapon of choice for combat. Gameplay revolves around the battles and customising your TS between those battles.****Battles are part turn based and part realtime. The player inputs their actions at the beginning of the turn. The amount of actions they can input is dependant on their type of TS. Once they have finished their selection everything is played out in realtime for the duration of the turn. This makes thinking about what your opponents and allies will do in advance essential before taking your turn.&lt;/story&gt; &lt;/game&gt;">
            <text:p>&lt;game name="Faselei! (Europe)"&gt; &lt;year&gt;2000&lt;/year&gt; &lt;rating&gt;ESRB - T (Teen)&lt;/rating&gt; &lt;title&gt;Faselei! &lt;/title&gt; &lt;pub&gt;SNK Corporation&lt;/pub&gt; &lt;dev&gt;Sacnoth&lt;/dev&gt; &lt;genre&gt;Strategy&lt;/genre&gt; &lt;score&gt;3.9&lt;/score&gt; &lt;player&gt;1-2 Players&lt;/player&gt; &lt;story&gt;Faselei! is one of the last titles to be released for the Neo Geo Pocket Color and even features digitised lyrics to the game's main theme. Heavily story driven, this strategy RPG takes place in a time when mechs known as TS are the weapon of choice for combat. Gameplay revolves around the battles and customising your TS between those battles.****Battles are part turn based and part realtime. The player inputs their actions at the beginning of the turn. The amount of actions they can input is dependant on their type of TS. Once they have finished their selection everything is played out in realtime for the duration of the turn. This makes thinking about what your opponents and allies will do in advance essential before taking your turn.&lt;/story&gt; &lt;/game&gt;</text:p>
          </table:table-cell>
          <table:table-cell table:number-columns-repeated="1013"/>
        </table:table-row>
        <table:table-row table:style-name="ro1">
          <table:table-cell office:value-type="string">
            <text:p>Fatal Fury F-Contact (World) (En,Ja)</text:p>
          </table:table-cell>
          <table:table-cell office:value-type="float" office:value="1999">
            <text:p>1999</text:p>
          </table:table-cell>
          <table:table-cell office:value-type="string">
            <text:p>ESRB - T (Teen)</text:p>
          </table:table-cell>
          <table:table-cell office:value-type="string">
            <text:p>Fatal Fury F-Contact </text:p>
          </table:table-cell>
          <table:table-cell office:value-type="string">
            <text:p>SNK Corporation</text:p>
          </table:table-cell>
          <table:table-cell office:value-type="string">
            <text:p>Yumekobo Co., Ltd</text:p>
          </table:table-cell>
          <table:table-cell office:value-type="string">
            <text:p>Fighter</text:p>
          </table:table-cell>
          <table:table-cell office:value-type="string">
            <text:p>3.7</text:p>
          </table:table-cell>
          <table:table-cell office:value-type="string">
            <text:p>1-2 Players</text:p>
          </table:table-cell>
          <table:table-cell office:value-type="string">
            <text:p>Using the world-famous Japanese "SD" (Super-Deformed) artwork style, this is the only title of the Fatal Fury series to be released on SNK's color handheld.****The game is based on its arcade/console counterpart Real Bout Fatal Fury 2: The Newcomers, and has its main characteristics, like the possibility of execute special moves while blocking (a.k.a. Breakshots), the execution of high-strength blows (a.k.a. S. Power and P. Power moves) and the starring of two new combatants (Li Xiangfei and Rick Strowd).****Due to NGPC hardware limitations, some characters have been removed from the main cast (as well as the background/foreground battle plane system). With this, the fighters initially available for this contest are: Andy Bogard, Terry Bogard, Joe Higashi, Mai Shiranui, Kim Kaphwan, Ryuji Yamazaki, Rick Strowd, Li Xiangfei, Billy Kane, Wolfgang Krauser and Geese Howard.</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Fatal Fury F-Contact (World) (En,Ja)&quot;&gt; &lt;year&gt;1999&lt;/year&gt; &lt;rating&gt;ESRB - T (Teen)&lt;/rating&gt; &lt;title&gt;Fatal Fury F-Contact &lt;/title&gt; &lt;pub&gt;SNK Corporation&lt;/pub&gt; &lt;dev&gt;Yumekobo Co., Ltd&lt;/dev&gt; &lt;genre&gt;Fighter&lt;/genre&gt; &lt;score&gt;3.7&lt;/score&gt; &lt;player&gt;1-2 Players&lt;/player&gt; &lt;story&gt;Using the world-famous Japanese &quot;SD&quot; (Super-Deformed) artwork style, this is the only title of the Fatal Fury series to be released on SNK's color handheld.****The game is based on its arcade/console counterpart Real Bout Fatal Fury 2: The Newcomers, and has its main characteristics, like the possibility of execute special moves while blocking (a.k.a. Breakshots), the execution of high-strength blows (a.k.a. S. Power and P. Power moves) and the starring of two new combatants (Li Xiangfei and Rick Strowd).****Due to NGPC hardware limitations, some characters have been removed from the main cast (as well as the background/foreground battle plane system). With this, the fighters initially available for this contest are: Andy Bogard, Terry Bogard, Joe Higashi, Mai Shiranui, Kim Kaphwan, Ryuji Yamazaki, Rick Strowd, Li Xiangfei, Billy Kane, Wolfgang Krauser and Geese Howard.&lt;/story&gt; &lt;/game&gt;">
            <text:p>&lt;game name="Fatal Fury F-Contact (World) (En,Ja)"&gt; &lt;year&gt;1999&lt;/year&gt; &lt;rating&gt;ESRB - T (Teen)&lt;/rating&gt; &lt;title&gt;Fatal Fury F-Contact &lt;/title&gt; &lt;pub&gt;SNK Corporation&lt;/pub&gt; &lt;dev&gt;Yumekobo Co., Ltd&lt;/dev&gt; &lt;genre&gt;Fighter&lt;/genre&gt; &lt;score&gt;3.7&lt;/score&gt; &lt;player&gt;1-2 Players&lt;/player&gt; &lt;story&gt;Using the world-famous Japanese "SD" (Super-Deformed) artwork style, this is the only title of the Fatal Fury series to be released on SNK's color handheld.****The game is based on its arcade/console counterpart Real Bout Fatal Fury 2: The Newcomers, and has its main characteristics, like the possibility of execute special moves while blocking (a.k.a. Breakshots), the execution of high-strength blows (a.k.a. S. Power and P. Power moves) and the starring of two new combatants (Li Xiangfei and Rick Strowd).****Due to NGPC hardware limitations, some characters have been removed from the main cast (as well as the background/foreground battle plane system). With this, the fighters initially available for this contest are: Andy Bogard, Terry Bogard, Joe Higashi, Mai Shiranui, Kim Kaphwan, Ryuji Yamazaki, Rick Strowd, Li Xiangfei, Billy Kane, Wolfgang Krauser and Geese Howard.&lt;/story&gt; &lt;/game&gt;</text:p>
          </table:table-cell>
          <table:table-cell table:number-columns-repeated="1013"/>
        </table:table-row>
        <table:table-row table:style-name="ro1">
          <table:table-cell office:value-type="string">
            <text:p>King of Fighters R-2 (World) (En,Ja)</text:p>
          </table:table-cell>
          <table:table-cell office:value-type="float" office:value="1999">
            <text:p>1999</text:p>
          </table:table-cell>
          <table:table-cell office:value-type="string">
            <text:p>ESRB - E (Everyone)</text:p>
          </table:table-cell>
          <table:table-cell office:value-type="string">
            <text:p>King of Fighters R-2 </text:p>
          </table:table-cell>
          <table:table-cell table:number-columns-repeated="2" office:value-type="string">
            <text:p>SNK Corporation</text:p>
          </table:table-cell>
          <table:table-cell office:value-type="string">
            <text:p>Fighter</text:p>
          </table:table-cell>
          <table:table-cell office:value-type="string">
            <text:p>3.9</text:p>
          </table:table-cell>
          <table:table-cell office:value-type="string">
            <text:p>1-2 Players</text:p>
          </table:table-cell>
          <table:table-cell office:value-type="string">
            <text:p>Using again the Japanese "SD" (Super-Deformed) artwork style (now reworked), the KOF Series makes your debut in the new SNK's color handheld. The title brings the same gameplay characteristics present in its arcade/console counter-part The King of Fighters '98, like the possibility of choose between two game modes (Advanced or Extra), an identical adaptation of the battle stages, the addition of "Advantage System" (directly related to the power gauges) and the chance to battle with a powered version of the "franchise boss", Rugal Bernstein.****Unlike the previous game (The King of Fighters R-1), this sequence doesn't have a defined storyline, but it's implicit that Rugal is still alive and returns once again to try conquer the world and satisfy his evil ambitions.****The teams included in the game were slightly reformulated and now are the following ones (this time, Leona Heidern and Iori Yagami are single entries):****1. Team Kusanagi (Kyo Kusanagi, Saisyu Kusanagi and Shingo Yabuki)Super Babe Team (Athena Asamiya, Yuri Sakazaki and Kasumi Todo)**2. New Southtown Team (Ryo Sakazaki, Mai Shiranui and Terry Bogard)**3. Orochi Team (Yashiro Nanakase, Shermie and Chris)</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King of Fighters R-2 (World) (En,Ja)&quot;&gt; &lt;year&gt;1999&lt;/year&gt; &lt;rating&gt;ESRB - E (Everyone)&lt;/rating&gt; &lt;title&gt;King of Fighters R-2 &lt;/title&gt; &lt;pub&gt;SNK Corporation&lt;/pub&gt; &lt;dev&gt;SNK Corporation&lt;/dev&gt; &lt;genre&gt;Fighter&lt;/genre&gt; &lt;score&gt;3.9&lt;/score&gt; &lt;player&gt;1-2 Players&lt;/player&gt; &lt;story&gt;Using again the Japanese &quot;SD&quot; (Super-Deformed) artwork style (now reworked), the KOF Series makes your debut in the new SNK's color handheld. The title brings the same gameplay characteristics present in its arcade/console counter-part The King of Fighters '98, like the possibility of choose between two game modes (Advanced or Extra), an identical adaptation of the battle stages, the addition of &quot;Advantage System&quot; (directly related to the power gauges) and the chance to battle with a powered version of the &quot;franchise boss&quot;, Rugal Bernstein.****Unlike the previous game (The King of Fighters R-1), this sequence doesn't have a defined storyline, but it's implicit that Rugal is still alive and returns once again to try conquer the world and satisfy his evil ambitions.****The teams included in the game were slightly reformulated and now are the following ones (this time, Leona Heidern and Iori Yagami are single entries):****1. Team Kusanagi (Kyo Kusanagi, Saisyu Kusanagi and Shingo Yabuki)Super Babe Team (Athena Asamiya, Yuri Sakazaki and Kasumi Todo)**2. New Southtown Team (Ryo Sakazaki, Mai Shiranui and Terry Bogard)**3. Orochi Team (Yashiro Nanakase, Shermie and Chris)&lt;/story&gt; &lt;/game&gt;">
            <text:p>&lt;game name="King of Fighters R-2 (World) (En,Ja)"&gt; &lt;year&gt;1999&lt;/year&gt; &lt;rating&gt;ESRB - E (Everyone)&lt;/rating&gt; &lt;title&gt;King of Fighters R-2 &lt;/title&gt; &lt;pub&gt;SNK Corporation&lt;/pub&gt; &lt;dev&gt;SNK Corporation&lt;/dev&gt; &lt;genre&gt;Fighter&lt;/genre&gt; &lt;score&gt;3.9&lt;/score&gt; &lt;player&gt;1-2 Players&lt;/player&gt; &lt;story&gt;Using again the Japanese "SD" (Super-Deformed) artwork style (now reworked), the KOF Series makes your debut in the new SNK's color handheld. The title brings the same gameplay characteristics present in its arcade/console counter-part The King of Fighters '98, like the possibility of choose between two game modes (Advanced or Extra), an identical adaptation of the battle stages, the addition of "Advantage System" (directly related to the power gauges) and the chance to battle with a powered version of the "franchise boss", Rugal Bernstein.****Unlike the previous game (The King of Fighters R-1), this sequence doesn't have a defined storyline, but it's implicit that Rugal is still alive and returns once again to try conquer the world and satisfy his evil ambitions.****The teams included in the game were slightly reformulated and now are the following ones (this time, Leona Heidern and Iori Yagami are single entries):****1. Team Kusanagi (Kyo Kusanagi, Saisyu Kusanagi and Shingo Yabuki)Super Babe Team (Athena Asamiya, Yuri Sakazaki and Kasumi Todo)**2. New Southtown Team (Ryo Sakazaki, Mai Shiranui and Terry Bogard)**3. Orochi Team (Yashiro Nanakase, Shermie and Chris)&lt;/story&gt; &lt;/game&gt;</text:p>
          </table:table-cell>
          <table:table-cell table:number-columns-repeated="1013"/>
        </table:table-row>
        <table:table-row table:style-name="ro1">
          <table:table-cell office:value-type="string">
            <text:p>Last Blade, The - Beyond the Destiny (Europe)</text:p>
          </table:table-cell>
          <table:table-cell office:value-type="float" office:value="2000">
            <text:p>2000</text:p>
          </table:table-cell>
          <table:table-cell office:value-type="string">
            <text:p>ESRB - E (Everyone)</text:p>
          </table:table-cell>
          <table:table-cell office:value-type="string">
            <text:p>Last Blade, The - Beyond the Destiny </text:p>
          </table:table-cell>
          <table:table-cell table:number-columns-repeated="2" office:value-type="string">
            <text:p>SNK Corporation</text:p>
          </table:table-cell>
          <table:table-cell office:value-type="string">
            <text:p>Fighter</text:p>
          </table:table-cell>
          <table:table-cell office:value-type="string">
            <text:p>4.0</text:p>
          </table:table-cell>
          <table:table-cell office:value-type="string">
            <text:p>1-2 Players</text:p>
          </table:table-cell>
          <table:table-cell office:value-type="string">
            <text:p>A port of the successful 2D fighter Last Blade for the NeoGeo Pocket Color. The port features nearly all the characters featured in the original game clashing against each other using a limited color palette and a new super-deformed character design, but otherwise identically as in their arcade counterpart. You select your character from a selection of swordsmen and then proceed to fight and defeat all your opponents in a one-on-one fighting tournament involving weapon fighting a la Samurai Shodown.****Unique to the port is the fact that it allows you to unlock and play as characters from Last Blade 2 and in fact eventually unlock the full storyline for the sequel, making the game sort of a compilation of both released games in the series.</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Last Blade, The - Beyond the Destiny (Europe)&quot;&gt; &lt;year&gt;2000&lt;/year&gt; &lt;rating&gt;ESRB - E (Everyone)&lt;/rating&gt; &lt;title&gt;Last Blade, The - Beyond the Destiny &lt;/title&gt; &lt;pub&gt;SNK Corporation&lt;/pub&gt; &lt;dev&gt;SNK Corporation&lt;/dev&gt; &lt;genre&gt;Fighter&lt;/genre&gt; &lt;score&gt;4.0&lt;/score&gt; &lt;player&gt;1-2 Players&lt;/player&gt; &lt;story&gt;A port of the successful 2D fighter Last Blade for the NeoGeo Pocket Color. The port features nearly all the characters featured in the original game clashing against each other using a limited color palette and a new super-deformed character design, but otherwise identically as in their arcade counterpart. You select your character from a selection of swordsmen and then proceed to fight and defeat all your opponents in a one-on-one fighting tournament involving weapon fighting a la Samurai Shodown.****Unique to the port is the fact that it allows you to unlock and play as characters from Last Blade 2 and in fact eventually unlock the full storyline for the sequel, making the game sort of a compilation of both released games in the series.&lt;/story&gt; &lt;/game&gt;">
            <text:p>&lt;game name="Last Blade, The - Beyond the Destiny (Europe)"&gt; &lt;year&gt;2000&lt;/year&gt; &lt;rating&gt;ESRB - E (Everyone)&lt;/rating&gt; &lt;title&gt;Last Blade, The - Beyond the Destiny &lt;/title&gt; &lt;pub&gt;SNK Corporation&lt;/pub&gt; &lt;dev&gt;SNK Corporation&lt;/dev&gt; &lt;genre&gt;Fighter&lt;/genre&gt; &lt;score&gt;4.0&lt;/score&gt; &lt;player&gt;1-2 Players&lt;/player&gt; &lt;story&gt;A port of the successful 2D fighter Last Blade for the NeoGeo Pocket Color. The port features nearly all the characters featured in the original game clashing against each other using a limited color palette and a new super-deformed character design, but otherwise identically as in their arcade counterpart. You select your character from a selection of swordsmen and then proceed to fight and defeat all your opponents in a one-on-one fighting tournament involving weapon fighting a la Samurai Shodown.****Unique to the port is the fact that it allows you to unlock and play as characters from Last Blade 2 and in fact eventually unlock the full storyline for the sequel, making the game sort of a compilation of both released games in the series.&lt;/story&gt; &lt;/game&gt;</text:p>
          </table:table-cell>
          <table:table-cell table:number-columns-repeated="1013"/>
        </table:table-row>
        <table:table-row table:style-name="ro1">
          <table:table-cell office:value-type="string">
            <text:p>Magical Drop Pocket (USA, Europe)</text:p>
          </table:table-cell>
          <table:table-cell office:value-type="float" office:value="1999">
            <text:p>1999</text:p>
          </table:table-cell>
          <table:table-cell office:value-type="string">
            <text:p>ESRB - E (Everyone)</text:p>
          </table:table-cell>
          <table:table-cell office:value-type="string">
            <text:p>Magical Drop Pocket </text:p>
          </table:table-cell>
          <table:table-cell office:value-type="string">
            <text:p>SNK Corporation</text:p>
          </table:table-cell>
          <table:table-cell office:value-type="string">
            <text:p>SAS Sakata</text:p>
          </table:table-cell>
          <table:table-cell office:value-type="string">
            <text:p>Puzzle</text:p>
          </table:table-cell>
          <table:table-cell office:value-type="string">
            <text:p>3.5</text:p>
          </table:table-cell>
          <table:table-cell office:value-type="string">
            <text:p>1-2 Players</text:p>
          </table:table-cell>
          <table:table-cell office:value-type="string">
            <text:p>This is a puzzle game in which different balloons are falling down and you must match three balloons of the same type to make them disappear and to prevent them from crushing you. The player character is running sideways on the bottom of the top-down screen, and is shooting the balloons to make them change shapes and match each other. There are different player characters, all of which are Tarot cards: Demon, Justice, Priestess, etc. Each character shoots a different kind of special ball, which can be matched against any combination of other two.</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Magical Drop Pocket (USA, Europe)&quot;&gt; &lt;year&gt;1999&lt;/year&gt; &lt;rating&gt;ESRB - E (Everyone)&lt;/rating&gt; &lt;title&gt;Magical Drop Pocket &lt;/title&gt; &lt;pub&gt;SNK Corporation&lt;/pub&gt; &lt;dev&gt;SAS Sakata&lt;/dev&gt; &lt;genre&gt;Puzzle&lt;/genre&gt; &lt;score&gt;3.5&lt;/score&gt; &lt;player&gt;1-2 Players&lt;/player&gt; &lt;story&gt;This is a puzzle game in which different balloons are falling down and you must match three balloons of the same type to make them disappear and to prevent them from crushing you. The player character is running sideways on the bottom of the top-down screen, and is shooting the balloons to make them change shapes and match each other. There are different player characters, all of which are Tarot cards: Demon, Justice, Priestess, etc. Each character shoots a different kind of special ball, which can be matched against any combination of other two.&lt;/story&gt; &lt;/game&gt;">
            <text:p>&lt;game name="Magical Drop Pocket (USA, Europe)"&gt; &lt;year&gt;1999&lt;/year&gt; &lt;rating&gt;ESRB - E (Everyone)&lt;/rating&gt; &lt;title&gt;Magical Drop Pocket &lt;/title&gt; &lt;pub&gt;SNK Corporation&lt;/pub&gt; &lt;dev&gt;SAS Sakata&lt;/dev&gt; &lt;genre&gt;Puzzle&lt;/genre&gt; &lt;score&gt;3.5&lt;/score&gt; &lt;player&gt;1-2 Players&lt;/player&gt; &lt;story&gt;This is a puzzle game in which different balloons are falling down and you must match three balloons of the same type to make them disappear and to prevent them from crushing you. The player character is running sideways on the bottom of the top-down screen, and is shooting the balloons to make them change shapes and match each other. There are different player characters, all of which are Tarot cards: Demon, Justice, Priestess, etc. Each character shoots a different kind of special ball, which can be matched against any combination of other two.&lt;/story&gt; &lt;/game&gt;</text:p>
          </table:table-cell>
          <table:table-cell table:number-columns-repeated="1013"/>
        </table:table-row>
        <table:table-row table:style-name="ro1">
          <table:table-cell office:value-type="string">
            <text:p>Metal Slug - 1st Mission (World) (En,Ja)</text:p>
          </table:table-cell>
          <table:table-cell office:value-type="float" office:value="1999">
            <text:p>1999</text:p>
          </table:table-cell>
          <table:table-cell office:value-type="string">
            <text:p>ESRB - E (Everyone)</text:p>
          </table:table-cell>
          <table:table-cell office:value-type="string">
            <text:p>Metal Slug - 1st Mission </text:p>
          </table:table-cell>
          <table:table-cell office:value-type="string">
            <text:p>SNK Corporation</text:p>
          </table:table-cell>
          <table:table-cell office:value-type="string">
            <text:p>Ukiyotei Company, Ltd.</text:p>
          </table:table-cell>
          <table:table-cell office:value-type="string">
            <text:p>Shooter</text:p>
          </table:table-cell>
          <table:table-cell office:value-type="string">
            <text:p>4.0</text:p>
          </table:table-cell>
          <table:table-cell office:value-type="string">
            <text:p>1 Player</text:p>
          </table:table-cell>
          <table:table-cell office:value-type="string">
            <text:p>As a member of the elite forces squad "Peregrine Falcons," your mission is to eliminate the evil Colonel Bildegaarn. Using the Metal Slug multifunction tank and the Slug Flyer as well as your wits and handgun blast through up to 17 missions in your quest to make the world safe from tyranny. Multiple stage progressions and a gameplay ranking system give reason to play through more than once. In-game save lets the player on the go turn off the Neo Geo Pocket and not lose progress.</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Metal Slug - 1st Mission (World) (En,Ja)&quot;&gt; &lt;year&gt;1999&lt;/year&gt; &lt;rating&gt;ESRB - E (Everyone)&lt;/rating&gt; &lt;title&gt;Metal Slug - 1st Mission &lt;/title&gt; &lt;pub&gt;SNK Corporation&lt;/pub&gt; &lt;dev&gt;Ukiyotei Company, Ltd.&lt;/dev&gt; &lt;genre&gt;Shooter&lt;/genre&gt; &lt;score&gt;4.0&lt;/score&gt; &lt;player&gt;1 Player&lt;/player&gt; &lt;story&gt;As a member of the elite forces squad &quot;Peregrine Falcons,&quot; your mission is to eliminate the evil Colonel Bildegaarn. Using the Metal Slug multifunction tank and the Slug Flyer as well as your wits and handgun blast through up to 17 missions in your quest to make the world safe from tyranny. Multiple stage progressions and a gameplay ranking system give reason to play through more than once. In-game save lets the player on the go turn off the Neo Geo Pocket and not lose progress.&lt;/story&gt; &lt;/game&gt;">
            <text:p>&lt;game name="Metal Slug - 1st Mission (World) (En,Ja)"&gt; &lt;year&gt;1999&lt;/year&gt; &lt;rating&gt;ESRB - E (Everyone)&lt;/rating&gt; &lt;title&gt;Metal Slug - 1st Mission &lt;/title&gt; &lt;pub&gt;SNK Corporation&lt;/pub&gt; &lt;dev&gt;Ukiyotei Company, Ltd.&lt;/dev&gt; &lt;genre&gt;Shooter&lt;/genre&gt; &lt;score&gt;4.0&lt;/score&gt; &lt;player&gt;1 Player&lt;/player&gt; &lt;story&gt;As a member of the elite forces squad "Peregrine Falcons," your mission is to eliminate the evil Colonel Bildegaarn. Using the Metal Slug multifunction tank and the Slug Flyer as well as your wits and handgun blast through up to 17 missions in your quest to make the world safe from tyranny. Multiple stage progressions and a gameplay ranking system give reason to play through more than once. In-game save lets the player on the go turn off the Neo Geo Pocket and not lose progress.&lt;/story&gt; &lt;/game&gt;</text:p>
          </table:table-cell>
          <table:table-cell table:number-columns-repeated="1013"/>
        </table:table-row>
        <table:table-row table:style-name="ro1">
          <table:table-cell office:value-type="string">
            <text:p>Metal Slug - 2nd Mission (World) (En,Ja)</text:p>
          </table:table-cell>
          <table:table-cell office:value-type="float" office:value="2000">
            <text:p>2000</text:p>
          </table:table-cell>
          <table:table-cell office:value-type="string">
            <text:p>ESRB - E (Everyone)</text:p>
          </table:table-cell>
          <table:table-cell office:value-type="string">
            <text:p>Metal Slug - 2nd Mission </text:p>
          </table:table-cell>
          <table:table-cell office:value-type="string">
            <text:p>SNK Corporation</text:p>
          </table:table-cell>
          <table:table-cell office:value-type="string">
            <text:p>Ukiyotei Company, Ltd.</text:p>
          </table:table-cell>
          <table:table-cell office:value-type="string">
            <text:p>Shooter</text:p>
          </table:table-cell>
          <table:table-cell office:value-type="string">
            <text:p>4.1</text:p>
          </table:table-cell>
          <table:table-cell office:value-type="string">
            <text:p>1 Player</text:p>
          </table:table-cell>
          <table:table-cell office:value-type="string">
            <text:p>Take control of the Metal Slug tank on the NGPC once again, this time to defeat the rebel strike force "Phantom." Travel through 38 stages in a non-linear battle path defeating enemy troops and rescuing hostages. Pilot the Metal Slug tank, Slug Flyer combat jet, and the Slug Sub submarine and fire the heavy machine gun, rocket launcher, and fire gun. Two unique playable characters, a list of rescued hostages, and a time attack mode add depth to this side-scroller.</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Metal Slug - 2nd Mission (World) (En,Ja)&quot;&gt; &lt;year&gt;2000&lt;/year&gt; &lt;rating&gt;ESRB - E (Everyone)&lt;/rating&gt; &lt;title&gt;Metal Slug - 2nd Mission &lt;/title&gt; &lt;pub&gt;SNK Corporation&lt;/pub&gt; &lt;dev&gt;Ukiyotei Company, Ltd.&lt;/dev&gt; &lt;genre&gt;Shooter&lt;/genre&gt; &lt;score&gt;4.1&lt;/score&gt; &lt;player&gt;1 Player&lt;/player&gt; &lt;story&gt;Take control of the Metal Slug tank on the NGPC once again, this time to defeat the rebel strike force &quot;Phantom.&quot; Travel through 38 stages in a non-linear battle path defeating enemy troops and rescuing hostages. Pilot the Metal Slug tank, Slug Flyer combat jet, and the Slug Sub submarine and fire the heavy machine gun, rocket launcher, and fire gun. Two unique playable characters, a list of rescued hostages, and a time attack mode add depth to this side-scroller.&lt;/story&gt; &lt;/game&gt;">
            <text:p>&lt;game name="Metal Slug - 2nd Mission (World) (En,Ja)"&gt; &lt;year&gt;2000&lt;/year&gt; &lt;rating&gt;ESRB - E (Everyone)&lt;/rating&gt; &lt;title&gt;Metal Slug - 2nd Mission &lt;/title&gt; &lt;pub&gt;SNK Corporation&lt;/pub&gt; &lt;dev&gt;Ukiyotei Company, Ltd.&lt;/dev&gt; &lt;genre&gt;Shooter&lt;/genre&gt; &lt;score&gt;4.1&lt;/score&gt; &lt;player&gt;1 Player&lt;/player&gt; &lt;story&gt;Take control of the Metal Slug tank on the NGPC once again, this time to defeat the rebel strike force "Phantom." Travel through 38 stages in a non-linear battle path defeating enemy troops and rescuing hostages. Pilot the Metal Slug tank, Slug Flyer combat jet, and the Slug Sub submarine and fire the heavy machine gun, rocket launcher, and fire gun. Two unique playable characters, a list of rescued hostages, and a time attack mode add depth to this side-scroller.&lt;/story&gt; &lt;/game&gt;</text:p>
          </table:table-cell>
          <table:table-cell table:number-columns-repeated="1013"/>
        </table:table-row>
        <table:table-row table:style-name="ro1">
          <table:table-cell office:value-type="string">
            <text:p>Neo 21 - Real Casino Series (World)</text:p>
          </table:table-cell>
          <table:table-cell office:value-type="float" office:value="1999">
            <text:p>1999</text:p>
          </table:table-cell>
          <table:table-cell office:value-type="string">
            <text:p>ESRB - E (Everyone)</text:p>
          </table:table-cell>
          <table:table-cell office:value-type="string">
            <text:p>Neo 21 - Real Casino Series </text:p>
          </table:table-cell>
          <table:table-cell office:value-type="string">
            <text:p>SNK Corporation</text:p>
          </table:table-cell>
          <table:table-cell office:value-type="string">
            <text:p>Dyna Corporation</text:p>
          </table:table-cell>
          <table:table-cell office:value-type="string">
            <text:p>Casino</text:p>
          </table:table-cell>
          <table:table-cell office:value-type="string">
            <text:p>3.8</text:p>
          </table:table-cell>
          <table:table-cell office:value-type="string">
            <text:p>1-2 Players</text:p>
          </table:table-cell>
          <table:table-cell office:value-type="string">
            <text:p>also known as Blackjack: each round begins with a bet, and the goal is achieving the highest hand without going over the value sum of 21. The computer (dealer) and the player both draw cards, and then decide their move - hit or stand, or (for the player) double, split or surrender; when the dealer has an upturned ace, the player gets the option for an insurance bet. Gone broke? - the game ends, and shows you some statistics to review.</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Neo 21 - Real Casino Series (World)&quot;&gt; &lt;year&gt;1999&lt;/year&gt; &lt;rating&gt;ESRB - E (Everyone)&lt;/rating&gt; &lt;title&gt;Neo 21 - Real Casino Series &lt;/title&gt; &lt;pub&gt;SNK Corporation&lt;/pub&gt; &lt;dev&gt;Dyna Corporation&lt;/dev&gt; &lt;genre&gt;Casino&lt;/genre&gt; &lt;score&gt;3.8&lt;/score&gt; &lt;player&gt;1-2 Players&lt;/player&gt; &lt;story&gt;also known as Blackjack: each round begins with a bet, and the goal is achieving the highest hand without going over the value sum of 21. The computer (dealer) and the player both draw cards, and then decide their move - hit or stand, or (for the player) double, split or surrender; when the dealer has an upturned ace, the player gets the option for an insurance bet. Gone broke? - the game ends, and shows you some statistics to review.&lt;/story&gt; &lt;/game&gt;">
            <text:p>&lt;game name="Neo 21 - Real Casino Series (World)"&gt; &lt;year&gt;1999&lt;/year&gt; &lt;rating&gt;ESRB - E (Everyone)&lt;/rating&gt; &lt;title&gt;Neo 21 - Real Casino Series &lt;/title&gt; &lt;pub&gt;SNK Corporation&lt;/pub&gt; &lt;dev&gt;Dyna Corporation&lt;/dev&gt; &lt;genre&gt;Casino&lt;/genre&gt; &lt;score&gt;3.8&lt;/score&gt; &lt;player&gt;1-2 Players&lt;/player&gt; &lt;story&gt;also known as Blackjack: each round begins with a bet, and the goal is achieving the highest hand without going over the value sum of 21. The computer (dealer) and the player both draw cards, and then decide their move - hit or stand, or (for the player) double, split or surrender; when the dealer has an upturned ace, the player gets the option for an insurance bet. Gone broke? - the game ends, and shows you some statistics to review.&lt;/story&gt; &lt;/game&gt;</text:p>
          </table:table-cell>
          <table:table-cell table:number-columns-repeated="1013"/>
        </table:table-row>
        <table:table-row table:style-name="ro1">
          <table:table-cell office:value-type="string">
            <text:p>Neo Baccarat - Real Casino Series (World)</text:p>
          </table:table-cell>
          <table:table-cell office:value-type="float" office:value="2000">
            <text:p>2000</text:p>
          </table:table-cell>
          <table:table-cell office:value-type="string">
            <text:p>ESRB - E (Everyone)</text:p>
          </table:table-cell>
          <table:table-cell office:value-type="string">
            <text:p>Neo Baccarat - Real Casino Series </text:p>
          </table:table-cell>
          <table:table-cell office:value-type="string">
            <text:p>SNK Corporation</text:p>
          </table:table-cell>
          <table:table-cell office:value-type="string">
            <text:p>Dyna Corporation</text:p>
          </table:table-cell>
          <table:table-cell office:value-type="string">
            <text:p>Casino</text:p>
          </table:table-cell>
          <table:table-cell office:value-type="string">
            <text:p>3.4</text:p>
          </table:table-cell>
          <table:table-cell office:value-type="string">
            <text:p>1-2 Players</text:p>
          </table:table-cell>
          <table:table-cell office:value-type="string">
            <text:p>Baccarat is a card game that is dealt from a shoe that holds 6 or 8 decks of cards. Two hands are dealt by the house dealer, the "banker" hand and the "player" hand. Before the hands are dealt, bets may be placed on the banker hand, on the player hand, or on a tie. </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Neo Baccarat - Real Casino Series (World)&quot;&gt; &lt;year&gt;2000&lt;/year&gt; &lt;rating&gt;ESRB - E (Everyone)&lt;/rating&gt; &lt;title&gt;Neo Baccarat - Real Casino Series &lt;/title&gt; &lt;pub&gt;SNK Corporation&lt;/pub&gt; &lt;dev&gt;Dyna Corporation&lt;/dev&gt; &lt;genre&gt;Casino&lt;/genre&gt; &lt;score&gt;3.4&lt;/score&gt; &lt;player&gt;1-2 Players&lt;/player&gt; &lt;story&gt;Baccarat is a card game that is dealt from a shoe that holds 6 or 8 decks of cards. Two hands are dealt by the house dealer, the &quot;banker&quot; hand and the &quot;player&quot; hand. Before the hands are dealt, bets may be placed on the banker hand, on the player hand, or on a tie. &lt;/story&gt; &lt;/game&gt;">
            <text:p>&lt;game name="Neo Baccarat - Real Casino Series (World)"&gt; &lt;year&gt;2000&lt;/year&gt; &lt;rating&gt;ESRB - E (Everyone)&lt;/rating&gt; &lt;title&gt;Neo Baccarat - Real Casino Series &lt;/title&gt; &lt;pub&gt;SNK Corporation&lt;/pub&gt; &lt;dev&gt;Dyna Corporation&lt;/dev&gt; &lt;genre&gt;Casino&lt;/genre&gt; &lt;score&gt;3.4&lt;/score&gt; &lt;player&gt;1-2 Players&lt;/player&gt; &lt;story&gt;Baccarat is a card game that is dealt from a shoe that holds 6 or 8 decks of cards. Two hands are dealt by the house dealer, the "banker" hand and the "player" hand. Before the hands are dealt, bets may be placed on the banker hand, on the player hand, or on a tie. &lt;/story&gt; &lt;/game&gt;</text:p>
          </table:table-cell>
          <table:table-cell table:number-columns-repeated="1013"/>
        </table:table-row>
        <table:table-row table:style-name="ro1">
          <table:table-cell office:value-type="string">
            <text:p>Neo Cherry Master Color - Real Casino Series (World) (En,Ja)</text:p>
          </table:table-cell>
          <table:table-cell office:value-type="float" office:value="1999">
            <text:p>1999</text:p>
          </table:table-cell>
          <table:table-cell office:value-type="string">
            <text:p>ESRB - E (Everyone)</text:p>
          </table:table-cell>
          <table:table-cell office:value-type="string">
            <text:p>Neo Cherry Master Color - Real Casino Series </text:p>
          </table:table-cell>
          <table:table-cell office:value-type="string">
            <text:p>SNK Corporation</text:p>
          </table:table-cell>
          <table:table-cell office:value-type="string">
            <text:p>Dyna Corporation</text:p>
          </table:table-cell>
          <table:table-cell office:value-type="string">
            <text:p>Casino</text:p>
          </table:table-cell>
          <table:table-cell office:value-type="string">
            <text:p>2.2</text:p>
          </table:table-cell>
          <table:table-cell office:value-type="string">
            <text:p>1-2 Players</text:p>
          </table:table-cell>
          <table:table-cell office:value-type="string">
            <text:p>Neo Cherry Master (or Real Casino Series: Neo Cherry Master) is a fruit machine/"one-armed bandit" simulator. Simple - spin the reels and wait for luck - identical fruits in the row. Controls are simple: player push A button to spin the reels and the B button to increase "credits". No real gambling – player can't lose real money.</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Neo Cherry Master Color - Real Casino Series (World) (En,Ja)&quot;&gt; &lt;year&gt;1999&lt;/year&gt; &lt;rating&gt;ESRB - E (Everyone)&lt;/rating&gt; &lt;title&gt;Neo Cherry Master Color - Real Casino Series &lt;/title&gt; &lt;pub&gt;SNK Corporation&lt;/pub&gt; &lt;dev&gt;Dyna Corporation&lt;/dev&gt; &lt;genre&gt;Casino&lt;/genre&gt; &lt;score&gt;2.2&lt;/score&gt; &lt;player&gt;1-2 Players&lt;/player&gt; &lt;story&gt;Neo Cherry Master (or Real Casino Series: Neo Cherry Master) is a fruit machine/&quot;one-armed bandit&quot; simulator. Simple - spin the reels and wait for luck - identical fruits in the row. Controls are simple: player push A button to spin the reels and the B button to increase &quot;credits&quot;. No real gambling – player can't lose real money.&lt;/story&gt; &lt;/game&gt;">
            <text:p>&lt;game name="Neo Cherry Master Color - Real Casino Series (World) (En,Ja)"&gt; &lt;year&gt;1999&lt;/year&gt; &lt;rating&gt;ESRB - E (Everyone)&lt;/rating&gt; &lt;title&gt;Neo Cherry Master Color - Real Casino Series &lt;/title&gt; &lt;pub&gt;SNK Corporation&lt;/pub&gt; &lt;dev&gt;Dyna Corporation&lt;/dev&gt; &lt;genre&gt;Casino&lt;/genre&gt; &lt;score&gt;2.2&lt;/score&gt; &lt;player&gt;1-2 Players&lt;/player&gt; &lt;story&gt;Neo Cherry Master (or Real Casino Series: Neo Cherry Master) is a fruit machine/"one-armed bandit" simulator. Simple - spin the reels and wait for luck - identical fruits in the row. Controls are simple: player push A button to spin the reels and the B button to increase "credits". No real gambling – player can't lose real money.&lt;/story&gt; &lt;/game&gt;</text:p>
          </table:table-cell>
          <table:table-cell table:number-columns-repeated="1013"/>
        </table:table-row>
        <table:table-row table:style-name="ro1">
          <table:table-cell office:value-type="string">
            <text:p>Neo Dragon's Wild - Real Casino Series (World) (En,Ja) (v1.13)</text:p>
          </table:table-cell>
          <table:table-cell office:value-type="float" office:value="1999">
            <text:p>1999</text:p>
          </table:table-cell>
          <table:table-cell office:value-type="string">
            <text:p>ESRB - E (Everyone)</text:p>
          </table:table-cell>
          <table:table-cell office:value-type="string">
            <text:p>Neo Dragon's Wild - Real Casino Series </text:p>
          </table:table-cell>
          <table:table-cell office:value-type="string">
            <text:p>SNK Corporation</text:p>
          </table:table-cell>
          <table:table-cell office:value-type="string">
            <text:p>Dyna Corporation</text:p>
          </table:table-cell>
          <table:table-cell office:value-type="string">
            <text:p>Casino</text:p>
          </table:table-cell>
          <table:table-cell office:value-type="string">
            <text:p>4.3</text:p>
          </table:table-cell>
          <table:table-cell office:value-type="string">
            <text:p>1 Player</text:p>
          </table:table-cell>
          <table:table-cell office:value-type="string">
            <text:p>The authentic card game that gives you real casino thrills!Beginners can select simple mode for easier game settings! Skilled players can chose original mode to enjoy real poker with an authenic feel!</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Neo Dragon's Wild - Real Casino Series (World) (En,Ja) (v1.13)&quot;&gt; &lt;year&gt;1999&lt;/year&gt; &lt;rating&gt;ESRB - E (Everyone)&lt;/rating&gt; &lt;title&gt;Neo Dragon's Wild - Real Casino Series &lt;/title&gt; &lt;pub&gt;SNK Corporation&lt;/pub&gt; &lt;dev&gt;Dyna Corporation&lt;/dev&gt; &lt;genre&gt;Casino&lt;/genre&gt; &lt;score&gt;4.3&lt;/score&gt; &lt;player&gt;1 Player&lt;/player&gt; &lt;story&gt;The authentic card game that gives you real casino thrills!Beginners can select simple mode for easier game settings! Skilled players can chose original mode to enjoy real poker with an authenic feel!&lt;/story&gt; &lt;/game&gt;">
            <text:p>&lt;game name="Neo Dragon's Wild - Real Casino Series (World) (En,Ja) (v1.13)"&gt; &lt;year&gt;1999&lt;/year&gt; &lt;rating&gt;ESRB - E (Everyone)&lt;/rating&gt; &lt;title&gt;Neo Dragon's Wild - Real Casino Series &lt;/title&gt; &lt;pub&gt;SNK Corporation&lt;/pub&gt; &lt;dev&gt;Dyna Corporation&lt;/dev&gt; &lt;genre&gt;Casino&lt;/genre&gt; &lt;score&gt;4.3&lt;/score&gt; &lt;player&gt;1 Player&lt;/player&gt; &lt;story&gt;The authentic card game that gives you real casino thrills!Beginners can select simple mode for easier game settings! Skilled players can chose original mode to enjoy real poker with an authenic feel!&lt;/story&gt; &lt;/game&gt;</text:p>
          </table:table-cell>
          <table:table-cell table:number-columns-repeated="1013"/>
        </table:table-row>
        <table:table-row table:style-name="ro1">
          <table:table-cell office:value-type="string">
            <text:p>Neo Geo Cup '98 Plus (World) (En,Ja)</text:p>
          </table:table-cell>
          <table:table-cell office:value-type="float" office:value="1998">
            <text:p>1998</text:p>
          </table:table-cell>
          <table:table-cell office:value-type="string">
            <text:p>ESRB - E (Everyone)</text:p>
          </table:table-cell>
          <table:table-cell office:value-type="string">
            <text:p>Neo Geo Cup '98 Plus </text:p>
          </table:table-cell>
          <table:table-cell table:number-columns-repeated="2" office:value-type="string">
            <text:p>SNK Corporation</text:p>
          </table:table-cell>
          <table:table-cell office:value-type="string">
            <text:p>Soccer/Sports</text:p>
          </table:table-cell>
          <table:table-cell office:value-type="string">
            <text:p>4.0</text:p>
          </table:table-cell>
          <table:table-cell office:value-type="string">
            <text:p>1-2 Players</text:p>
          </table:table-cell>
          <table:table-cell office:value-type="string">
            <text:p>Neo Geo Cup '98 Plus is a soccer game for the Neo Geo Pocket. The game features single match play, head-to-head play (using a link cable), and story mode. You can choose to play one of 16 international teams. Each team has their own collective stats. On the field you can perform passes, shots, dribbles, slidings and charges. In the story mode you have to win as many matches as possible in a series of tournaments. Before and during matches you can change the field formations and switch players. Each won match gives you prize money, this can be used to buy items for your team. These items usually improve one stat, but decrease another.</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Neo Geo Cup '98 Plus (World) (En,Ja)&quot;&gt; &lt;year&gt;1998&lt;/year&gt; &lt;rating&gt;ESRB - E (Everyone)&lt;/rating&gt; &lt;title&gt;Neo Geo Cup '98 Plus &lt;/title&gt; &lt;pub&gt;SNK Corporation&lt;/pub&gt; &lt;dev&gt;SNK Corporation&lt;/dev&gt; &lt;genre&gt;Soccer/Sports&lt;/genre&gt; &lt;score&gt;4.0&lt;/score&gt; &lt;player&gt;1-2 Players&lt;/player&gt; &lt;story&gt;Neo Geo Cup '98 Plus is a soccer game for the Neo Geo Pocket. The game features single match play, head-to-head play (using a link cable), and story mode. You can choose to play one of 16 international teams. Each team has their own collective stats. On the field you can perform passes, shots, dribbles, slidings and charges. In the story mode you have to win as many matches as possible in a series of tournaments. Before and during matches you can change the field formations and switch players. Each won match gives you prize money, this can be used to buy items for your team. These items usually improve one stat, but decrease another.&lt;/story&gt; &lt;/game&gt;">
            <text:p>&lt;game name="Neo Geo Cup '98 Plus (World) (En,Ja)"&gt; &lt;year&gt;1998&lt;/year&gt; &lt;rating&gt;ESRB - E (Everyone)&lt;/rating&gt; &lt;title&gt;Neo Geo Cup '98 Plus &lt;/title&gt; &lt;pub&gt;SNK Corporation&lt;/pub&gt; &lt;dev&gt;SNK Corporation&lt;/dev&gt; &lt;genre&gt;Soccer/Sports&lt;/genre&gt; &lt;score&gt;4.0&lt;/score&gt; &lt;player&gt;1-2 Players&lt;/player&gt; &lt;story&gt;Neo Geo Cup '98 Plus is a soccer game for the Neo Geo Pocket. The game features single match play, head-to-head play (using a link cable), and story mode. You can choose to play one of 16 international teams. Each team has their own collective stats. On the field you can perform passes, shots, dribbles, slidings and charges. In the story mode you have to win as many matches as possible in a series of tournaments. Before and during matches you can change the field formations and switch players. Each won match gives you prize money, this can be used to buy items for your team. These items usually improve one stat, but decrease another.&lt;/story&gt; &lt;/game&gt;</text:p>
          </table:table-cell>
          <table:table-cell table:number-columns-repeated="1013"/>
        </table:table-row>
        <table:table-row table:style-name="ro1">
          <table:table-cell office:value-type="string">
            <text:p>Neo Mystery Bonus - Real Casino Series (World) (En,Ja)</text:p>
          </table:table-cell>
          <table:table-cell office:value-type="float" office:value="1999">
            <text:p>1999</text:p>
          </table:table-cell>
          <table:table-cell office:value-type="string">
            <text:p>ESRB - E (Everyone)</text:p>
          </table:table-cell>
          <table:table-cell office:value-type="string">
            <text:p>Neo Mystery Bonus - Real Casino Series </text:p>
          </table:table-cell>
          <table:table-cell office:value-type="string">
            <text:p>SNK Corporation</text:p>
          </table:table-cell>
          <table:table-cell office:value-type="string">
            <text:p>Dyna Corporation</text:p>
          </table:table-cell>
          <table:table-cell office:value-type="string">
            <text:p>Casino</text:p>
          </table:table-cell>
          <table:table-cell office:value-type="string">
            <text:p>2.9</text:p>
          </table:table-cell>
          <table:table-cell office:value-type="string">
            <text:p>1 Player</text:p>
          </table:table-cell>
          <table:table-cell office:value-type="string">
            <text:p>NEO Mystery Bonus is a painfully addictive and incredibly simple slot game that requires you to line up matching symbols in a row. If you succeed in lining up three question-mark icons in a horizontal, vertical, or diagonal row, you'll gain access to the special Mystery Bonus mode</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Neo Mystery Bonus - Real Casino Series (World) (En,Ja)&quot;&gt; &lt;year&gt;1999&lt;/year&gt; &lt;rating&gt;ESRB - E (Everyone)&lt;/rating&gt; &lt;title&gt;Neo Mystery Bonus - Real Casino Series &lt;/title&gt; &lt;pub&gt;SNK Corporation&lt;/pub&gt; &lt;dev&gt;Dyna Corporation&lt;/dev&gt; &lt;genre&gt;Casino&lt;/genre&gt; &lt;score&gt;2.9&lt;/score&gt; &lt;player&gt;1 Player&lt;/player&gt; &lt;story&gt;NEO Mystery Bonus is a painfully addictive and incredibly simple slot game that requires you to line up matching symbols in a row. If you succeed in lining up three question-mark icons in a horizontal, vertical, or diagonal row, you'll gain access to the special Mystery Bonus mode&lt;/story&gt; &lt;/game&gt;">
            <text:p>&lt;game name="Neo Mystery Bonus - Real Casino Series (World) (En,Ja)"&gt; &lt;year&gt;1999&lt;/year&gt; &lt;rating&gt;ESRB - E (Everyone)&lt;/rating&gt; &lt;title&gt;Neo Mystery Bonus - Real Casino Series &lt;/title&gt; &lt;pub&gt;SNK Corporation&lt;/pub&gt; &lt;dev&gt;Dyna Corporation&lt;/dev&gt; &lt;genre&gt;Casino&lt;/genre&gt; &lt;score&gt;2.9&lt;/score&gt; &lt;player&gt;1 Player&lt;/player&gt; &lt;story&gt;NEO Mystery Bonus is a painfully addictive and incredibly simple slot game that requires you to line up matching symbols in a row. If you succeed in lining up three question-mark icons in a horizontal, vertical, or diagonal row, you'll gain access to the special Mystery Bonus mode&lt;/story&gt; &lt;/game&gt;</text:p>
          </table:table-cell>
          <table:table-cell table:number-columns-repeated="1013"/>
        </table:table-row>
        <table:table-row table:style-name="ro1">
          <table:table-cell office:value-type="string">
            <text:p>Neo Turf Masters (World) (En,Ja)</text:p>
          </table:table-cell>
          <table:table-cell office:value-type="float" office:value="1999">
            <text:p>1999</text:p>
          </table:table-cell>
          <table:table-cell office:value-type="string">
            <text:p>ESRB - E (Everyone)</text:p>
          </table:table-cell>
          <table:table-cell office:value-type="string">
            <text:p>Neo Turf Masters </text:p>
          </table:table-cell>
          <table:table-cell table:number-columns-repeated="2" office:value-type="string">
            <text:p>SNK Corporation</text:p>
          </table:table-cell>
          <table:table-cell office:value-type="string">
            <text:p>Golf/Sports</text:p>
          </table:table-cell>
          <table:table-cell office:value-type="string">
            <text:p>4.2</text:p>
          </table:table-cell>
          <table:table-cell office:value-type="string">
            <text:p>1-2 Players</text:p>
          </table:table-cell>
          <table:table-cell office:value-type="string">
            <text:p>Neo Turf Masters is a golf game that offers play in three different countries. You can play in the US, Germany, and Japan. There are 18 holes per course, just like in real life, which totals to 54 holes. The game features a two-player versus mode and three single player modes. You can choose from one of six different characters, who each have their own strengths and weaknesses. Like many other golf games, you use an accurate click type of play, where you click in an overhead map where you want to hit the ball, then adjust hook, slice, and power. In Versus mode, you can earn "super-clubs" that can only be used once. These can also be traded between friends.</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Neo Turf Masters (World) (En,Ja)&quot;&gt; &lt;year&gt;1999&lt;/year&gt; &lt;rating&gt;ESRB - E (Everyone)&lt;/rating&gt; &lt;title&gt;Neo Turf Masters &lt;/title&gt; &lt;pub&gt;SNK Corporation&lt;/pub&gt; &lt;dev&gt;SNK Corporation&lt;/dev&gt; &lt;genre&gt;Golf/Sports&lt;/genre&gt; &lt;score&gt;4.2&lt;/score&gt; &lt;player&gt;1-2 Players&lt;/player&gt; &lt;story&gt;Neo Turf Masters is a golf game that offers play in three different countries. You can play in the US, Germany, and Japan. There are 18 holes per course, just like in real life, which totals to 54 holes. The game features a two-player versus mode and three single player modes. You can choose from one of six different characters, who each have their own strengths and weaknesses. Like many other golf games, you use an accurate click type of play, where you click in an overhead map where you want to hit the ball, then adjust hook, slice, and power. In Versus mode, you can earn &quot;super-clubs&quot; that can only be used once. These can also be traded between friends.&lt;/story&gt; &lt;/game&gt;">
            <text:p>&lt;game name="Neo Turf Masters (World) (En,Ja)"&gt; &lt;year&gt;1999&lt;/year&gt; &lt;rating&gt;ESRB - E (Everyone)&lt;/rating&gt; &lt;title&gt;Neo Turf Masters &lt;/title&gt; &lt;pub&gt;SNK Corporation&lt;/pub&gt; &lt;dev&gt;SNK Corporation&lt;/dev&gt; &lt;genre&gt;Golf/Sports&lt;/genre&gt; &lt;score&gt;4.2&lt;/score&gt; &lt;player&gt;1-2 Players&lt;/player&gt; &lt;story&gt;Neo Turf Masters is a golf game that offers play in three different countries. You can play in the US, Germany, and Japan. There are 18 holes per course, just like in real life, which totals to 54 holes. The game features a two-player versus mode and three single player modes. You can choose from one of six different characters, who each have their own strengths and weaknesses. Like many other golf games, you use an accurate click type of play, where you click in an overhead map where you want to hit the ball, then adjust hook, slice, and power. In Versus mode, you can earn "super-clubs" that can only be used once. These can also be traded between friends.&lt;/story&gt; &lt;/game&gt;</text:p>
          </table:table-cell>
          <table:table-cell table:number-columns-repeated="1013"/>
        </table:table-row>
        <table:table-row table:style-name="ro1">
          <table:table-cell office:value-type="string">
            <text:p>Pac-Man (World) (En,Ja)</text:p>
          </table:table-cell>
          <table:table-cell office:value-type="float" office:value="1999">
            <text:p>1999</text:p>
          </table:table-cell>
          <table:table-cell office:value-type="string">
            <text:p>ESRB - E (Everyone)</text:p>
          </table:table-cell>
          <table:table-cell office:value-type="string">
            <text:p>Pac-Man </text:p>
          </table:table-cell>
          <table:table-cell office:value-type="string">
            <text:p>SNK Corporation</text:p>
          </table:table-cell>
          <table:table-cell office:value-type="string">
            <text:p>Namco Limited</text:p>
          </table:table-cell>
          <table:table-cell office:value-type="string">
            <text:p>Action</text:p>
          </table:table-cell>
          <table:table-cell office:value-type="string">
            <text:p>4.0</text:p>
          </table:table-cell>
          <table:table-cell office:value-type="string">
            <text:p>1 Player</text:p>
          </table:table-cell>
          <table:table-cell office:value-type="string">
            <text:p>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Pac-Man (World) (En,Ja)&quot;&gt; &lt;year&gt;1999&lt;/year&gt; &lt;rating&gt;ESRB - E (Everyone)&lt;/rating&gt; &lt;title&gt;Pac-Man &lt;/title&gt; &lt;pub&gt;SNK Corporation&lt;/pub&gt; &lt;dev&gt;Namco Limited&lt;/dev&gt; &lt;genre&gt;Action&lt;/genre&gt; &lt;score&gt;4.0&lt;/score&gt; &lt;player&gt;1 Player&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One touch from any of these ghosts means a loss of life for Pac-Man.****Pac-Man can turn the tables on his pursuers by eating of the four Energizers located within the maze.  During this time, the ghosts turn blue, and Pac-Man can eat them for bonus points.  This only lasts for a limited amount of time, as the ghost's eyes float back to their center box, and regenerate to chase after Pac-Man again.****Survive a few rounds of gameplay, and be treated to humorous intermissions between Pac-Man and the ghosts.&lt;/story&gt; &lt;/game&gt;">
            <text:p>&lt;game name="Pac-Man (World) (En,Ja)"&gt; &lt;year&gt;1999&lt;/year&gt; &lt;rating&gt;ESRB - E (Everyone)&lt;/rating&gt; &lt;title&gt;Pac-Man &lt;/title&gt; &lt;pub&gt;SNK Corporation&lt;/pub&gt; &lt;dev&gt;Namco Limited&lt;/dev&gt; &lt;genre&gt;Action&lt;/genre&gt; &lt;score&gt;4.0&lt;/score&gt; &lt;player&gt;1 Player&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lt;/story&gt; &lt;/game&gt;</text:p>
          </table:table-cell>
          <table:table-cell table:number-columns-repeated="1013"/>
        </table:table-row>
        <table:table-row table:style-name="ro1">
          <table:table-cell office:value-type="string">
            <text:p>Picture Puzzle (USA, Europe)</text:p>
          </table:table-cell>
          <table:table-cell office:value-type="float" office:value="2000">
            <text:p>2000</text:p>
          </table:table-cell>
          <table:table-cell office:value-type="string">
            <text:p>ESRB - E (Everyone)</text:p>
          </table:table-cell>
          <table:table-cell office:value-type="string">
            <text:p>Picture Puzzle </text:p>
          </table:table-cell>
          <table:table-cell office:value-type="string">
            <text:p>SNK Corporation</text:p>
          </table:table-cell>
          <table:table-cell office:value-type="string">
            <text:p>Success </text:p>
          </table:table-cell>
          <table:table-cell office:value-type="string">
            <text:p>Puzzle</text:p>
          </table:table-cell>
          <table:table-cell office:value-type="string">
            <text:p>4.3</text:p>
          </table:table-cell>
          <table:table-cell office:value-type="string">
            <text:p>1 Player</text:p>
          </table:table-cell>
          <table:table-cell office:value-type="string">
            <text:p>The game has 220 total puzzles, 200 are initially unlockable, additional puzzles are unlocked once you complete the originals. At first you start off on a 10x10 grid but eventually you will work your way up to a 20x 20 grid. Obviously, the larger the grid becomes the more detailed and complex the puzzle. The game is played sort of like a cross words number puzzle... you are given hints and asked to fill in boxes in either a line or a column. For example on the 10x 10 grid you might see a line that says 10 next to it. This means all 10 boxes in the line are filled in. Also you might see a 5, 4 - this means fill 5 boxes, leave one, and fill the last 4. It gets trickier when the clue does not total 10. Then the only way to solve is by using logic and cross-referencing with nearby columns and lines to find a solution. There are several ways to make the process easier. For example, looking for symmetric clues can some times help you solve the puzzle from the middle out. Also locking down and edge gives you a sort of ''anchor'' from which to build. It’s definitely a battle of wits. When the puzzle is completed, it should look like some kind of picture. The game rewards you after each completion by coloring the puzzle and telling you what it is.</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Picture Puzzle (USA, Europe)&quot;&gt; &lt;year&gt;2000&lt;/year&gt; &lt;rating&gt;ESRB - E (Everyone)&lt;/rating&gt; &lt;title&gt;Picture Puzzle &lt;/title&gt; &lt;pub&gt;SNK Corporation&lt;/pub&gt; &lt;dev&gt;Success &lt;/dev&gt; &lt;genre&gt;Puzzle&lt;/genre&gt; &lt;score&gt;4.3&lt;/score&gt; &lt;player&gt;1 Player&lt;/player&gt; &lt;story&gt;The game has 220 total puzzles, 200 are initially unlockable, additional puzzles are unlocked once you complete the originals. At first you start off on a 10x10 grid but eventually you will work your way up to a 20x 20 grid. Obviously, the larger the grid becomes the more detailed and complex the puzzle. The game is played sort of like a cross words number puzzle... you are given hints and asked to fill in boxes in either a line or a column. For example on the 10x 10 grid you might see a line that says 10 next to it. This means all 10 boxes in the line are filled in. Also you might see a 5, 4 - this means fill 5 boxes, leave one, and fill the last 4. It gets trickier when the clue does not total 10. Then the only way to solve is by using logic and cross-referencing with nearby columns and lines to find a solution. There are several ways to make the process easier. For example, looking for symmetric clues can some times help you solve the puzzle from the middle out. Also locking down and edge gives you a sort of ''anchor'' from which to build. It’s definitely a battle of wits. When the puzzle is completed, it should look like some kind of picture. The game rewards you after each completion by coloring the puzzle and telling you what it is.&lt;/story&gt; &lt;/game&gt;">
            <text:p>&lt;game name="Picture Puzzle (USA, Europe)"&gt; &lt;year&gt;2000&lt;/year&gt; &lt;rating&gt;ESRB - E (Everyone)&lt;/rating&gt; &lt;title&gt;Picture Puzzle &lt;/title&gt; &lt;pub&gt;SNK Corporation&lt;/pub&gt; &lt;dev&gt;Success &lt;/dev&gt; &lt;genre&gt;Puzzle&lt;/genre&gt; &lt;score&gt;4.3&lt;/score&gt; &lt;player&gt;1 Player&lt;/player&gt; &lt;story&gt;The game has 220 total puzzles, 200 are initially unlockable, additional puzzles are unlocked once you complete the originals. At first you start off on a 10x10 grid but eventually you will work your way up to a 20x 20 grid. Obviously, the larger the grid becomes the more detailed and complex the puzzle. The game is played sort of like a cross words number puzzle... you are given hints and asked to fill in boxes in either a line or a column. For example on the 10x 10 grid you might see a line that says 10 next to it. This means all 10 boxes in the line are filled in. Also you might see a 5, 4 - this means fill 5 boxes, leave one, and fill the last 4. It gets trickier when the clue does not total 10. Then the only way to solve is by using logic and cross-referencing with nearby columns and lines to find a solution. There are several ways to make the process easier. For example, looking for symmetric clues can some times help you solve the puzzle from the middle out. Also locking down and edge gives you a sort of ''anchor'' from which to build. It’s definitely a battle of wits. When the puzzle is completed, it should look like some kind of picture. The game rewards you after each completion by coloring the puzzle and telling you what it is.&lt;/story&gt; &lt;/game&gt;</text:p>
          </table:table-cell>
          <table:table-cell table:number-columns-repeated="1013"/>
        </table:table-row>
        <table:table-row table:style-name="ro1">
          <table:table-cell office:value-type="string">
            <text:p>Pocket Reversi (Europe)</text:p>
          </table:table-cell>
          <table:table-cell office:value-type="float" office:value="2000">
            <text:p>2000</text:p>
          </table:table-cell>
          <table:table-cell office:value-type="string">
            <text:p>ESRB - E (Everyone)</text:p>
          </table:table-cell>
          <table:table-cell office:value-type="string">
            <text:p>Pocket Reversi </text:p>
          </table:table-cell>
          <table:table-cell office:value-type="string">
            <text:p>SNK Corporation</text:p>
          </table:table-cell>
          <table:table-cell office:value-type="string">
            <text:p>Success </text:p>
          </table:table-cell>
          <table:table-cell office:value-type="string">
            <text:p>Board Games</text:p>
          </table:table-cell>
          <table:table-cell office:value-type="string">
            <text:p>3.3</text:p>
          </table:table-cell>
          <table:table-cell office:value-type="string">
            <text:p>1-2 Players</text:p>
          </table:table-cell>
          <table:table-cell office:value-type="string">
            <text:p>Reversi is a computer conversion of the popular two players board game Reversi, also known as Othello. The player may compete against computer or human player on a 8x8 board. The aim is to fill the board with as many pawns of own color as possible by flanking computer's black pawns (vertically, horizontally or diagonally) to capture them and reverse their color.</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Pocket Reversi (Europe)&quot;&gt; &lt;year&gt;2000&lt;/year&gt; &lt;rating&gt;ESRB - E (Everyone)&lt;/rating&gt; &lt;title&gt;Pocket Reversi &lt;/title&gt; &lt;pub&gt;SNK Corporation&lt;/pub&gt; &lt;dev&gt;Success &lt;/dev&gt; &lt;genre&gt;Board Games&lt;/genre&gt; &lt;score&gt;3.3&lt;/score&gt; &lt;player&gt;1-2 Players&lt;/player&gt; &lt;story&gt;Reversi is a computer conversion of the popular two players board game Reversi, also known as Othello. The player may compete against computer or human player on a 8x8 board. The aim is to fill the board with as many pawns of own color as possible by flanking computer's black pawns (vertically, horizontally or diagonally) to capture them and reverse their color.&lt;/story&gt; &lt;/game&gt;">
            <text:p>&lt;game name="Pocket Reversi (Europe)"&gt; &lt;year&gt;2000&lt;/year&gt; &lt;rating&gt;ESRB - E (Everyone)&lt;/rating&gt; &lt;title&gt;Pocket Reversi &lt;/title&gt; &lt;pub&gt;SNK Corporation&lt;/pub&gt; &lt;dev&gt;Success &lt;/dev&gt; &lt;genre&gt;Board Games&lt;/genre&gt; &lt;score&gt;3.3&lt;/score&gt; &lt;player&gt;1-2 Players&lt;/player&gt; &lt;story&gt;Reversi is a computer conversion of the popular two players board game Reversi, also known as Othello. The player may compete against computer or human player on a 8x8 board. The aim is to fill the board with as many pawns of own color as possible by flanking computer's black pawns (vertically, horizontally or diagonally) to capture them and reverse their color.&lt;/story&gt; &lt;/game&gt;</text:p>
          </table:table-cell>
          <table:table-cell table:number-columns-repeated="1013"/>
        </table:table-row>
        <table:table-row table:style-name="ro1">
          <table:table-cell office:value-type="string">
            <text:p>Pocket Tennis Color - Pocket Sports Series (World) (En,Ja)</text:p>
          </table:table-cell>
          <table:table-cell office:value-type="float" office:value="1999">
            <text:p>1999</text:p>
          </table:table-cell>
          <table:table-cell office:value-type="string">
            <text:p>ESRB - E (Everyone)</text:p>
          </table:table-cell>
          <table:table-cell office:value-type="string">
            <text:p>Pocket Tennis Color - Pocket Sports Series </text:p>
          </table:table-cell>
          <table:table-cell office:value-type="string">
            <text:p>SNK Corporation</text:p>
          </table:table-cell>
          <table:table-cell office:value-type="string">
            <text:p>Yumekobo Co., Ltd.</text:p>
          </table:table-cell>
          <table:table-cell office:value-type="string">
            <text:p>Sports/Tennis</text:p>
          </table:table-cell>
          <table:table-cell office:value-type="string">
            <text:p>4.5</text:p>
          </table:table-cell>
          <table:table-cell office:value-type="string">
            <text:p>1-2 Players</text:p>
          </table:table-cell>
          <table:table-cell office:value-type="string">
            <text:p>Pocket Tennis a simple tennis game with two play modes: Exhibition and Tournament.Exhibition is a single match against computer or human opponent (requires link cable). There do exist eight player characters with different skills (human player must select one of those eight characters too) and four (five in the color version) different courts. Also amount of sets per game can be selected (1, 3 or 5).Tournament is only against computer. Human player can pick his/her character but not the computer opponent. Also selection of courts and amount of sets is missing. Three games will be played: quarter and semifinals and of course the final</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Pocket Tennis Color - Pocket Sports Series (World) (En,Ja)&quot;&gt; &lt;year&gt;1999&lt;/year&gt; &lt;rating&gt;ESRB - E (Everyone)&lt;/rating&gt; &lt;title&gt;Pocket Tennis Color - Pocket Sports Series &lt;/title&gt; &lt;pub&gt;SNK Corporation&lt;/pub&gt; &lt;dev&gt;Yumekobo Co., Ltd.&lt;/dev&gt; &lt;genre&gt;Sports/Tennis&lt;/genre&gt; &lt;score&gt;4.5&lt;/score&gt; &lt;player&gt;1-2 Players&lt;/player&gt; &lt;story&gt;Pocket Tennis a simple tennis game with two play modes: Exhibition and Tournament.Exhibition is a single match against computer or human opponent (requires link cable). There do exist eight player characters with different skills (human player must select one of those eight characters too) and four (five in the color version) different courts. Also amount of sets per game can be selected (1, 3 or 5).Tournament is only against computer. Human player can pick his/her character but not the computer opponent. Also selection of courts and amount of sets is missing. Three games will be played: quarter and semifinals and of course the final&lt;/story&gt; &lt;/game&gt;">
            <text:p>&lt;game name="Pocket Tennis Color - Pocket Sports Series (World) (En,Ja)"&gt; &lt;year&gt;1999&lt;/year&gt; &lt;rating&gt;ESRB - E (Everyone)&lt;/rating&gt; &lt;title&gt;Pocket Tennis Color - Pocket Sports Series &lt;/title&gt; &lt;pub&gt;SNK Corporation&lt;/pub&gt; &lt;dev&gt;Yumekobo Co., Ltd.&lt;/dev&gt; &lt;genre&gt;Sports/Tennis&lt;/genre&gt; &lt;score&gt;4.5&lt;/score&gt; &lt;player&gt;1-2 Players&lt;/player&gt; &lt;story&gt;Pocket Tennis a simple tennis game with two play modes: Exhibition and Tournament.Exhibition is a single match against computer or human opponent (requires link cable). There do exist eight player characters with different skills (human player must select one of those eight characters too) and four (five in the color version) different courts. Also amount of sets per game can be selected (1, 3 or 5).Tournament is only against computer. Human player can pick his/her character but not the computer opponent. Also selection of courts and amount of sets is missing. Three games will be played: quarter and semifinals and of course the final&lt;/story&gt; &lt;/game&gt;</text:p>
          </table:table-cell>
          <table:table-cell table:number-columns-repeated="1013"/>
        </table:table-row>
        <table:table-row table:style-name="ro1">
          <table:table-cell office:value-type="string">
            <text:p>Puyo Pop (World) (En,Ja) (v1.06)</text:p>
          </table:table-cell>
          <table:table-cell office:value-type="float" office:value="1999">
            <text:p>1999</text:p>
          </table:table-cell>
          <table:table-cell office:value-type="string">
            <text:p>ESRB - E (Everyone)</text:p>
          </table:table-cell>
          <table:table-cell office:value-type="string">
            <text:p>Puyo Pop </text:p>
          </table:table-cell>
          <table:table-cell office:value-type="string">
            <text:p>SNK Corporation</text:p>
          </table:table-cell>
          <table:table-cell office:value-type="string">
            <text:p>Compile</text:p>
          </table:table-cell>
          <table:table-cell office:value-type="string">
            <text:p>Puzzle</text:p>
          </table:table-cell>
          <table:table-cell office:value-type="string">
            <text:p>4.5</text:p>
          </table:table-cell>
          <table:table-cell office:value-type="string">
            <text:p>1-2 Players</text:p>
          </table:table-cell>
          <table:table-cell office:value-type="string">
            <text:p>Puyo Pop is a falling block game in which the goal is to combine four or more blocks (Puyos) of the same color, which then disappear. The remaining Puyos will then fall down and can produce combos which can cause special blocks (Nuisance Puyos, that can only be destroyed by eliminating adjacent Puyos) to appear on the enemy's field. </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Puyo Pop (World) (En,Ja) (v1.06)&quot;&gt; &lt;year&gt;1999&lt;/year&gt; &lt;rating&gt;ESRB - E (Everyone)&lt;/rating&gt; &lt;title&gt;Puyo Pop &lt;/title&gt; &lt;pub&gt;SNK Corporation&lt;/pub&gt; &lt;dev&gt;Compile&lt;/dev&gt; &lt;genre&gt;Puzzle&lt;/genre&gt; &lt;score&gt;4.5&lt;/score&gt; &lt;player&gt;1-2 Players&lt;/player&gt; &lt;story&gt;Puyo Pop is a falling block game in which the goal is to combine four or more blocks (Puyos) of the same color, which then disappear. The remaining Puyos will then fall down and can produce combos which can cause special blocks (Nuisance Puyos, that can only be destroyed by eliminating adjacent Puyos) to appear on the enemy's field. &lt;/story&gt; &lt;/game&gt;">
            <text:p>&lt;game name="Puyo Pop (World) (En,Ja) (v1.06)"&gt; &lt;year&gt;1999&lt;/year&gt; &lt;rating&gt;ESRB - E (Everyone)&lt;/rating&gt; &lt;title&gt;Puyo Pop &lt;/title&gt; &lt;pub&gt;SNK Corporation&lt;/pub&gt; &lt;dev&gt;Compile&lt;/dev&gt; &lt;genre&gt;Puzzle&lt;/genre&gt; &lt;score&gt;4.5&lt;/score&gt; &lt;player&gt;1-2 Players&lt;/player&gt; &lt;story&gt;Puyo Pop is a falling block game in which the goal is to combine four or more blocks (Puyos) of the same color, which then disappear. The remaining Puyos will then fall down and can produce combos which can cause special blocks (Nuisance Puyos, that can only be destroyed by eliminating adjacent Puyos) to appear on the enemy's field. &lt;/story&gt; &lt;/game&gt;</text:p>
          </table:table-cell>
          <table:table-cell table:number-columns-repeated="1013"/>
        </table:table-row>
        <table:table-row table:style-name="ro1">
          <table:table-cell office:value-type="string">
            <text:p>Puzzle Bobble Mini (Japan, Europe) (v1.10)</text:p>
          </table:table-cell>
          <table:table-cell office:value-type="float" office:value="1999">
            <text:p>1999</text:p>
          </table:table-cell>
          <table:table-cell office:value-type="string">
            <text:p>ESRB - E (Everyone)</text:p>
          </table:table-cell>
          <table:table-cell office:value-type="string">
            <text:p>Puzzle Bobble Mini </text:p>
          </table:table-cell>
          <table:table-cell office:value-type="string">
            <text:p>SNK Corporation</text:p>
          </table:table-cell>
          <table:table-cell office:value-type="string">
            <text:p>Ukiyotei</text:p>
          </table:table-cell>
          <table:table-cell office:value-type="string">
            <text:p>Puzzle</text:p>
          </table:table-cell>
          <table:table-cell office:value-type="string">
            <text:p>3.9</text:p>
          </table:table-cell>
          <table:table-cell office:value-type="string">
            <text:p>1-2 Players</text:p>
          </table:table-cell>
          <table:table-cell office:value-type="string">
            <text:p>Puzzle Bobble is a real-time puzzle game in which the player controls a device called "pointer" at the bottom of the screen, aiming and releasing randomly colored bubbles upwards. Depending on the aiming, the bubbles may float up directly or bounce off the walls, changing their trajectory. The goal is to aim the bubbles in such a way that they will touch identically colored ones. When such bubbles form a group of three or more, they pop and disappear from the screen.If the ceiling of the area is covered by too many bubbles, it will gradually descend; the game is over when it nearly reaches the player-controlled pointer. Should the player fail to release the bubbles within a specific time limit, they will be released automatically, unaffected by the pointer's aiming.</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Puzzle Bobble Mini (Japan, Europe) (v1.10)&quot;&gt; &lt;year&gt;1999&lt;/year&gt; &lt;rating&gt;ESRB - E (Everyone)&lt;/rating&gt; &lt;title&gt;Puzzle Bobble Mini &lt;/title&gt; &lt;pub&gt;SNK Corporation&lt;/pub&gt; &lt;dev&gt;Ukiyotei&lt;/dev&gt; &lt;genre&gt;Puzzle&lt;/genre&gt; &lt;score&gt;3.9&lt;/score&gt; &lt;player&gt;1-2 Players&lt;/player&gt; &lt;story&gt;Puzzle Bobble is a real-time puzzle game in which the player controls a device called &quot;pointer&quot; at the bottom of the screen, aiming and releasing randomly colored bubbles upwards. Depending on the aiming, the bubbles may float up directly or bounce off the walls, changing their trajectory. The goal is to aim the bubbles in such a way that they will touch identically colored ones. When such bubbles form a group of three or more, they pop and disappear from the screen.If the ceiling of the area is covered by too many bubbles, it will gradually descend; the game is over when it nearly reaches the player-controlled pointer. Should the player fail to release the bubbles within a specific time limit, they will be released automatically, unaffected by the pointer's aiming.&lt;/story&gt; &lt;/game&gt;">
            <text:p>&lt;game name="Puzzle Bobble Mini (Japan, Europe) (v1.10)"&gt; &lt;year&gt;1999&lt;/year&gt; &lt;rating&gt;ESRB - E (Everyone)&lt;/rating&gt; &lt;title&gt;Puzzle Bobble Mini &lt;/title&gt; &lt;pub&gt;SNK Corporation&lt;/pub&gt; &lt;dev&gt;Ukiyotei&lt;/dev&gt; &lt;genre&gt;Puzzle&lt;/genre&gt; &lt;score&gt;3.9&lt;/score&gt; &lt;player&gt;1-2 Players&lt;/player&gt; &lt;story&gt;Puzzle Bobble is a real-time puzzle game in which the player controls a device called "pointer" at the bottom of the screen, aiming and releasing randomly colored bubbles upwards. Depending on the aiming, the bubbles may float up directly or bounce off the walls, changing their trajectory. The goal is to aim the bubbles in such a way that they will touch identically colored ones. When such bubbles form a group of three or more, they pop and disappear from the screen.If the ceiling of the area is covered by too many bubbles, it will gradually descend; the game is over when it nearly reaches the player-controlled pointer. Should the player fail to release the bubbles within a specific time limit, they will be released automatically, unaffected by the pointer's aiming.&lt;/story&gt; &lt;/game&gt;</text:p>
          </table:table-cell>
          <table:table-cell table:number-columns-repeated="1013"/>
        </table:table-row>
        <table:table-row table:style-name="ro1">
          <table:table-cell office:value-type="string">
            <text:p>Puzzle Link (Europe)</text:p>
          </table:table-cell>
          <table:table-cell office:value-type="float" office:value="1999">
            <text:p>1999</text:p>
          </table:table-cell>
          <table:table-cell office:value-type="string">
            <text:p>ESRB - E (Everyone)</text:p>
          </table:table-cell>
          <table:table-cell office:value-type="string">
            <text:p>Puzzle Link </text:p>
          </table:table-cell>
          <table:table-cell office:value-type="string">
            <text:p>SNK Corporation</text:p>
          </table:table-cell>
          <table:table-cell office:value-type="string">
            <text:p>Yumekobo Co., Ltd.</text:p>
          </table:table-cell>
          <table:table-cell office:value-type="string">
            <text:p>Puzzle</text:p>
          </table:table-cell>
          <table:table-cell office:value-type="string">
            <text:p>3.8</text:p>
          </table:table-cell>
          <table:table-cell office:value-type="string">
            <text:p>1-2 Players</text:p>
          </table:table-cell>
          <table:table-cell office:value-type="string">
            <text:p>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There are three different modes: In "Normal" you have to link two special blocks that appear after some time. If you manage to finish the level within the time limit you will unlock one of 50 collectible cards. In "Clear Mode" you have to clear a given constellation of blocks. "Battle Mode" is a two player link-cable mode.</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Puzzle Link (Europe)&quot;&gt; &lt;year&gt;1999&lt;/year&gt; &lt;rating&gt;ESRB - E (Everyone)&lt;/rating&gt; &lt;title&gt;Puzzle Link &lt;/title&gt; &lt;pub&gt;SNK Corporation&lt;/pub&gt; &lt;dev&gt;Yumekobo Co., Ltd.&lt;/dev&gt; &lt;genre&gt;Puzzle&lt;/genre&gt; &lt;score&gt;3.8&lt;/score&gt; &lt;player&gt;1-2 Players&lt;/player&gt; &lt;story&gt;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There are three different modes: In &quot;Normal&quot; you have to link two special blocks that appear after some time. If you manage to finish the level within the time limit you will unlock one of 50 collectible cards. In &quot;Clear Mode&quot; you have to clear a given constellation of blocks. &quot;Battle Mode&quot; is a two player link-cable mode.&lt;/story&gt; &lt;/game&gt;">
            <text:p>&lt;game name="Puzzle Link (Europe)"&gt; &lt;year&gt;1999&lt;/year&gt; &lt;rating&gt;ESRB - E (Everyone)&lt;/rating&gt; &lt;title&gt;Puzzle Link &lt;/title&gt; &lt;pub&gt;SNK Corporation&lt;/pub&gt; &lt;dev&gt;Yumekobo Co., Ltd.&lt;/dev&gt; &lt;genre&gt;Puzzle&lt;/genre&gt; &lt;score&gt;3.8&lt;/score&gt; &lt;player&gt;1-2 Players&lt;/player&gt; &lt;story&gt;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There are three different modes: In "Normal" you have to link two special blocks that appear after some time. If you manage to finish the level within the time limit you will unlock one of 50 collectible cards. In "Clear Mode" you have to clear a given constellation of blocks. "Battle Mode" is a two player link-cable mode.&lt;/story&gt; &lt;/game&gt;</text:p>
          </table:table-cell>
          <table:table-cell table:number-columns-repeated="1013"/>
        </table:table-row>
        <table:table-row table:style-name="ro1">
          <table:table-cell office:value-type="string">
            <text:p>Puzzle Link 2 (USA, Europe)</text:p>
          </table:table-cell>
          <table:table-cell office:value-type="float" office:value="2000">
            <text:p>2000</text:p>
          </table:table-cell>
          <table:table-cell office:value-type="string">
            <text:p>ESRB - E (Everyone)</text:p>
          </table:table-cell>
          <table:table-cell office:value-type="string">
            <text:p>Puzzle Link 2 </text:p>
          </table:table-cell>
          <table:table-cell office:value-type="string">
            <text:p>SNK Corporation</text:p>
          </table:table-cell>
          <table:table-cell office:value-type="string">
            <text:p>Yumekobo Co., Ltd.</text:p>
          </table:table-cell>
          <table:table-cell office:value-type="string">
            <text:p>Puzzle</text:p>
          </table:table-cell>
          <table:table-cell office:value-type="string">
            <text:p>3.4</text:p>
          </table:table-cell>
          <table:table-cell office:value-type="string">
            <text:p>1-2 Players</text:p>
          </table:table-cell>
          <table:table-cell office:value-type="string">
            <text:p>The gameplay of Puzzle Link 2 is generally identical to the first game: 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There are new modes in Puzzle Link 2. Like the original, there are the standard challenge and puzzle rounds. But new to the series is the marathon-style game where you continue eliminating pieces as the game gradually increases speed. In this mode, more power-ups appear as the player performs faster. Here, you get three shots that will eliminate the same color tile from the board. The game also has link cable support for two players.</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Puzzle Link 2 (USA, Europe)&quot;&gt; &lt;year&gt;2000&lt;/year&gt; &lt;rating&gt;ESRB - E (Everyone)&lt;/rating&gt; &lt;title&gt;Puzzle Link 2 &lt;/title&gt; &lt;pub&gt;SNK Corporation&lt;/pub&gt; &lt;dev&gt;Yumekobo Co., Ltd.&lt;/dev&gt; &lt;genre&gt;Puzzle&lt;/genre&gt; &lt;score&gt;3.4&lt;/score&gt; &lt;player&gt;1-2 Players&lt;/player&gt; &lt;story&gt;The gameplay of Puzzle Link 2 is generally identical to the first game: 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There are new modes in Puzzle Link 2. Like the original, there are the standard challenge and puzzle rounds. But new to the series is the marathon-style game where you continue eliminating pieces as the game gradually increases speed. In this mode, more power-ups appear as the player performs faster. Here, you get three shots that will eliminate the same color tile from the board. The game also has link cable support for two players.&lt;/story&gt; &lt;/game&gt;">
            <text:p>&lt;game name="Puzzle Link 2 (USA, Europe)"&gt; &lt;year&gt;2000&lt;/year&gt; &lt;rating&gt;ESRB - E (Everyone)&lt;/rating&gt; &lt;title&gt;Puzzle Link 2 &lt;/title&gt; &lt;pub&gt;SNK Corporation&lt;/pub&gt; &lt;dev&gt;Yumekobo Co., Ltd.&lt;/dev&gt; &lt;genre&gt;Puzzle&lt;/genre&gt; &lt;score&gt;3.4&lt;/score&gt; &lt;player&gt;1-2 Players&lt;/player&gt; &lt;story&gt;The gameplay of Puzzle Link 2 is generally identical to the first game: Puzzle Link is a game where blocks of matching color have to be dissolved. New blocks constantly scroll into the screen from the top. The game is over when the first blocks reach the bottom of the screen. You can dissolve blocks by shooting at them. The shots form a line where they impact. If that line connects otherwise unconnected blocks of the same color they will dissolve.****There are new modes in Puzzle Link 2. Like the original, there are the standard challenge and puzzle rounds. But new to the series is the marathon-style game where you continue eliminating pieces as the game gradually increases speed. In this mode, more power-ups appear as the player performs faster. Here, you get three shots that will eliminate the same color tile from the board. The game also has link cable support for two players.&lt;/story&gt; &lt;/game&gt;</text:p>
          </table:table-cell>
          <table:table-cell table:number-columns-repeated="1013"/>
        </table:table-row>
        <table:table-row table:style-name="ro1">
          <table:table-cell office:value-type="string">
            <text:p>Samurai Shodown! 2 - Pocket Fighting Series (World) (En,Ja)</text:p>
          </table:table-cell>
          <table:table-cell office:value-type="float" office:value="1999">
            <text:p>1999</text:p>
          </table:table-cell>
          <table:table-cell office:value-type="string">
            <text:p>ESRB - E (Everyone)</text:p>
          </table:table-cell>
          <table:table-cell office:value-type="string">
            <text:p>Samurai Shodown! 2 - Pocket Fighting Series </text:p>
          </table:table-cell>
          <table:table-cell table:number-columns-repeated="2" office:value-type="string">
            <text:p>SNK Corporation</text:p>
          </table:table-cell>
          <table:table-cell office:value-type="string">
            <text:p>Fighter</text:p>
          </table:table-cell>
          <table:table-cell office:value-type="string">
            <text:p>3.7</text:p>
          </table:table-cell>
          <table:table-cell office:value-type="string">
            <text:p>1-2 Players</text:p>
          </table:table-cell>
          <table:table-cell office:value-type="string">
            <text:p>One of SNK's legendary fighting game series has made a return! In Samurai Shodown II, you can take on one of the roles of 15 warriors as you fight your way through the land to defeat the evil Mizuki! Slash, kick, and slice your opponents in half...do whatever it takes...live by the sword, and die by its blade.</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Samurai Shodown! 2 - Pocket Fighting Series (World) (En,Ja)&quot;&gt; &lt;year&gt;1999&lt;/year&gt; &lt;rating&gt;ESRB - E (Everyone)&lt;/rating&gt; &lt;title&gt;Samurai Shodown! 2 - Pocket Fighting Series &lt;/title&gt; &lt;pub&gt;SNK Corporation&lt;/pub&gt; &lt;dev&gt;SNK Corporation&lt;/dev&gt; &lt;genre&gt;Fighter&lt;/genre&gt; &lt;score&gt;3.7&lt;/score&gt; &lt;player&gt;1-2 Players&lt;/player&gt; &lt;story&gt;One of SNK's legendary fighting game series has made a return! In Samurai Shodown II, you can take on one of the roles of 15 warriors as you fight your way through the land to defeat the evil Mizuki! Slash, kick, and slice your opponents in half...do whatever it takes...live by the sword, and die by its blade.&lt;/story&gt; &lt;/game&gt;">
            <text:p>&lt;game name="Samurai Shodown! 2 - Pocket Fighting Series (World) (En,Ja)"&gt; &lt;year&gt;1999&lt;/year&gt; &lt;rating&gt;ESRB - E (Everyone)&lt;/rating&gt; &lt;title&gt;Samurai Shodown! 2 - Pocket Fighting Series &lt;/title&gt; &lt;pub&gt;SNK Corporation&lt;/pub&gt; &lt;dev&gt;SNK Corporation&lt;/dev&gt; &lt;genre&gt;Fighter&lt;/genre&gt; &lt;score&gt;3.7&lt;/score&gt; &lt;player&gt;1-2 Players&lt;/player&gt; &lt;story&gt;One of SNK's legendary fighting game series has made a return! In Samurai Shodown II, you can take on one of the roles of 15 warriors as you fight your way through the land to defeat the evil Mizuki! Slash, kick, and slice your opponents in half...do whatever it takes...live by the sword, and die by its blade.&lt;/story&gt; &lt;/game&gt;</text:p>
          </table:table-cell>
          <table:table-cell table:number-columns-repeated="1013"/>
        </table:table-row>
        <table:table-row table:style-name="ro1">
          <table:table-cell office:value-type="string">
            <text:p>Shanghai Mini (World) (En,Ja)</text:p>
          </table:table-cell>
          <table:table-cell office:value-type="float" office:value="2000">
            <text:p>2000</text:p>
          </table:table-cell>
          <table:table-cell office:value-type="string">
            <text:p>ESRB - E (Everyone)</text:p>
          </table:table-cell>
          <table:table-cell office:value-type="string">
            <text:p>Shanghai Mini </text:p>
          </table:table-cell>
          <table:table-cell table:number-columns-repeated="2" office:value-type="string">
            <text:p>SNK Corporation</text:p>
          </table:table-cell>
          <table:table-cell office:value-type="string">
            <text:p>Puzzle</text:p>
          </table:table-cell>
          <table:table-cell office:value-type="string">
            <text:p>3.3</text:p>
          </table:table-cell>
          <table:table-cell office:value-type="string">
            <text:p>1-2 Players</text:p>
          </table:table-cell>
          <table:table-cell office:value-type="string">
            <text:p>Shanghai Mini is a release for one more platform in the for ever continuing series of Activision's tile matching game. ****Included are classic, tournament and dynasty modes. Classic is normal game with six different board layouts. In tournament game player challenges the Tower of Shanghai and tries to beat the Shanghai Master by solving different board layouts within time limit. Dynasty is two player competition - against computer or human (requires link cable) opponent.</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Shanghai Mini (World) (En,Ja)&quot;&gt; &lt;year&gt;2000&lt;/year&gt; &lt;rating&gt;ESRB - E (Everyone)&lt;/rating&gt; &lt;title&gt;Shanghai Mini &lt;/title&gt; &lt;pub&gt;SNK Corporation&lt;/pub&gt; &lt;dev&gt;SNK Corporation&lt;/dev&gt; &lt;genre&gt;Puzzle&lt;/genre&gt; &lt;score&gt;3.3&lt;/score&gt; &lt;player&gt;1-2 Players&lt;/player&gt; &lt;story&gt;Shanghai Mini is a release for one more platform in the for ever continuing series of Activision's tile matching game. ****Included are classic, tournament and dynasty modes. Classic is normal game with six different board layouts. In tournament game player challenges the Tower of Shanghai and tries to beat the Shanghai Master by solving different board layouts within time limit. Dynasty is two player competition - against computer or human (requires link cable) opponent.&lt;/story&gt; &lt;/game&gt;">
            <text:p>&lt;game name="Shanghai Mini (World) (En,Ja)"&gt; &lt;year&gt;2000&lt;/year&gt; &lt;rating&gt;ESRB - E (Everyone)&lt;/rating&gt; &lt;title&gt;Shanghai Mini &lt;/title&gt; &lt;pub&gt;SNK Corporation&lt;/pub&gt; &lt;dev&gt;SNK Corporation&lt;/dev&gt; &lt;genre&gt;Puzzle&lt;/genre&gt; &lt;score&gt;3.3&lt;/score&gt; &lt;player&gt;1-2 Players&lt;/player&gt; &lt;story&gt;Shanghai Mini is a release for one more platform in the for ever continuing series of Activision's tile matching game. ****Included are classic, tournament and dynasty modes. Classic is normal game with six different board layouts. In tournament game player challenges the Tower of Shanghai and tries to beat the Shanghai Master by solving different board layouts within time limit. Dynasty is two player competition - against computer or human (requires link cable) opponent.&lt;/story&gt; &lt;/game&gt;</text:p>
          </table:table-cell>
          <table:table-cell table:number-columns-repeated="1013"/>
        </table:table-row>
        <table:table-row table:style-name="ro1">
          <table:table-cell office:value-type="string">
            <text:p>SNK Gals' Fighters (USA, Europe)</text:p>
          </table:table-cell>
          <table:table-cell office:value-type="float" office:value="2000">
            <text:p>2000</text:p>
          </table:table-cell>
          <table:table-cell office:value-type="string">
            <text:p>ESRB - E (Everyone)</text:p>
          </table:table-cell>
          <table:table-cell office:value-type="string">
            <text:p>SNK Gals' Fighters </text:p>
          </table:table-cell>
          <table:table-cell office:value-type="string">
            <text:p>SNK Corporation</text:p>
          </table:table-cell>
          <table:table-cell office:value-type="string">
            <text:p>Yumekobo Co., Ltd.</text:p>
          </table:table-cell>
          <table:table-cell office:value-type="string">
            <text:p>Fighter</text:p>
          </table:table-cell>
          <table:table-cell office:value-type="string">
            <text:p>4.1</text:p>
          </table:table-cell>
          <table:table-cell office:value-type="string">
            <text:p>1-2 Players</text:p>
          </table:table-cell>
          <table:table-cell office:value-type="string">
            <text:p>Organized and sponsored by a mysterious fighter nicknamed as "Miss X", the first Queen of Fighters Tournament is officially open, but this competition differs of the others for allowing ONLY women as participants. Meanwhile, after have passed for several and tough fights (including a final showdown with Miss X), the winner will be rewarded with a mystical artifact known as the "K Talisman", that has the capacity to grant any wish. With this rare-unique possibility of accomplish their pessoal dreams and ambitions, 8 powerful femme fatale fighters were invited to face the biggest combat of their lives...****Behind this simple storyline, the title brings a cast of 8 all-female characters taken from SNK's fighting series The King of Fighters (Mai Shiranui, Yuri Sakazaki, Athena Asamiya, Leona Heidern, Shermie), The Last Blade (Akari Ichijyou) and Samurai Shodown (Shiki, Nakoruru); all with the same blows (parodied or not) of their origin games.****The gameplay is identical to KOF's Advanced Mode (e.g. Emergency Evasion and Run commands), but without SDMs. To increase the replay factor, a power-up mode was included: depending on your combat performance, you'll be favored with several random items (e.g. Start with full MAX gauge, Speed Up etc.) that can be used to improve your character for a while.</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SNK Gals' Fighters (USA, Europe)&quot;&gt; &lt;year&gt;2000&lt;/year&gt; &lt;rating&gt;ESRB - E (Everyone)&lt;/rating&gt; &lt;title&gt;SNK Gals' Fighters &lt;/title&gt; &lt;pub&gt;SNK Corporation&lt;/pub&gt; &lt;dev&gt;Yumekobo Co., Ltd.&lt;/dev&gt; &lt;genre&gt;Fighter&lt;/genre&gt; &lt;score&gt;4.1&lt;/score&gt; &lt;player&gt;1-2 Players&lt;/player&gt; &lt;story&gt;Organized and sponsored by a mysterious fighter nicknamed as &quot;Miss X&quot;, the first Queen of Fighters Tournament is officially open, but this competition differs of the others for allowing ONLY women as participants. Meanwhile, after have passed for several and tough fights (including a final showdown with Miss X), the winner will be rewarded with a mystical artifact known as the &quot;K Talisman&quot;, that has the capacity to grant any wish. With this rare-unique possibility of accomplish their pessoal dreams and ambitions, 8 powerful femme fatale fighters were invited to face the biggest combat of their lives...****Behind this simple storyline, the title brings a cast of 8 all-female characters taken from SNK's fighting series The King of Fighters (Mai Shiranui, Yuri Sakazaki, Athena Asamiya, Leona Heidern, Shermie), The Last Blade (Akari Ichijyou) and Samurai Shodown (Shiki, Nakoruru); all with the same blows (parodied or not) of their origin games.****The gameplay is identical to KOF's Advanced Mode (e.g. Emergency Evasion and Run commands), but without SDMs. To increase the replay factor, a power-up mode was included: depending on your combat performance, you'll be favored with several random items (e.g. Start with full MAX gauge, Speed Up etc.) that can be used to improve your character for a while.&lt;/story&gt; &lt;/game&gt;">
            <text:p>&lt;game name="SNK Gals' Fighters (USA, Europe)"&gt; &lt;year&gt;2000&lt;/year&gt; &lt;rating&gt;ESRB - E (Everyone)&lt;/rating&gt; &lt;title&gt;SNK Gals' Fighters &lt;/title&gt; &lt;pub&gt;SNK Corporation&lt;/pub&gt; &lt;dev&gt;Yumekobo Co., Ltd.&lt;/dev&gt; &lt;genre&gt;Fighter&lt;/genre&gt; &lt;score&gt;4.1&lt;/score&gt; &lt;player&gt;1-2 Players&lt;/player&gt; &lt;story&gt;Organized and sponsored by a mysterious fighter nicknamed as "Miss X", the first Queen of Fighters Tournament is officially open, but this competition differs of the others for allowing ONLY women as participants. Meanwhile, after have passed for several and tough fights (including a final showdown with Miss X), the winner will be rewarded with a mystical artifact known as the "K Talisman", that has the capacity to grant any wish. With this rare-unique possibility of accomplish their pessoal dreams and ambitions, 8 powerful femme fatale fighters were invited to face the biggest combat of their lives...****Behind this simple storyline, the title brings a cast of 8 all-female characters taken from SNK's fighting series The King of Fighters (Mai Shiranui, Yuri Sakazaki, Athena Asamiya, Leona Heidern, Shermie), The Last Blade (Akari Ichijyou) and Samurai Shodown (Shiki, Nakoruru); all with the same blows (parodied or not) of their origin games.****The gameplay is identical to KOF's Advanced Mode (e.g. Emergency Evasion and Run commands), but without SDMs. To increase the replay factor, a power-up mode was included: depending on your combat performance, you'll be favored with several random items (e.g. Start with full MAX gauge, Speed Up etc.) that can be used to improve your character for a while.&lt;/story&gt; &lt;/game&gt;</text:p>
          </table:table-cell>
          <table:table-cell table:number-columns-repeated="1013"/>
        </table:table-row>
        <table:table-row table:style-name="ro1">
          <table:table-cell office:value-type="string">
            <text:p>SNK vs. Capcom - Card Fighters' Clash - Capcom Version (USA, Europe)</text:p>
          </table:table-cell>
          <table:table-cell office:value-type="float" office:value="1999">
            <text:p>1999</text:p>
          </table:table-cell>
          <table:table-cell office:value-type="string">
            <text:p>ESRB - E (Everyone)</text:p>
          </table:table-cell>
          <table:table-cell office:value-type="string">
            <text:p>SNK vs. Capcom - Card Fighters' Clash - Capcom Version </text:p>
          </table:table-cell>
          <table:table-cell table:number-columns-repeated="2" office:value-type="string">
            <text:p>SNK Corporation</text:p>
          </table:table-cell>
          <table:table-cell office:value-type="string">
            <text:p>Card Battle</text:p>
          </table:table-cell>
          <table:table-cell office:value-type="string">
            <text:p>4.6</text:p>
          </table:table-cell>
          <table:table-cell office:value-type="string">
            <text:p>1-2 Players</text:p>
          </table:table-cell>
          <table:table-cell office:value-type="string">
            <text:p>Compete in the SC Card Fighters' Clash tournament with your Capcom deck in this NGPC card game. Collect the 300 cards from both SNK and Capcom franchises and duel and trade with your friends using the extensive link mode. With mechanics similar to CCGs such as Yu-Gi-Oh and popular characters from both SNK and Capcom, Card Fighters clash offers both collection and strategy gameplay. This game also allows linking with SNK vs. Capcom: Match of the Millennium to transfer collectible points.</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SNK vs. Capcom - Card Fighters' Clash - Capcom Version (USA, Europe)&quot;&gt; &lt;year&gt;1999&lt;/year&gt; &lt;rating&gt;ESRB - E (Everyone)&lt;/rating&gt; &lt;title&gt;SNK vs. Capcom - Card Fighters' Clash - Capcom Version &lt;/title&gt; &lt;pub&gt;SNK Corporation&lt;/pub&gt; &lt;dev&gt;SNK Corporation&lt;/dev&gt; &lt;genre&gt;Card Battle&lt;/genre&gt; &lt;score&gt;4.6&lt;/score&gt; &lt;player&gt;1-2 Players&lt;/player&gt; &lt;story&gt;Compete in the SC Card Fighters' Clash tournament with your Capcom deck in this NGPC card game. Collect the 300 cards from both SNK and Capcom franchises and duel and trade with your friends using the extensive link mode. With mechanics similar to CCGs such as Yu-Gi-Oh and popular characters from both SNK and Capcom, Card Fighters clash offers both collection and strategy gameplay. This game also allows linking with SNK vs. Capcom: Match of the Millennium to transfer collectible points.&lt;/story&gt; &lt;/game&gt;">
            <text:p>&lt;game name="SNK vs. Capcom - Card Fighters' Clash - Capcom Version (USA, Europe)"&gt; &lt;year&gt;1999&lt;/year&gt; &lt;rating&gt;ESRB - E (Everyone)&lt;/rating&gt; &lt;title&gt;SNK vs. Capcom - Card Fighters' Clash - Capcom Version &lt;/title&gt; &lt;pub&gt;SNK Corporation&lt;/pub&gt; &lt;dev&gt;SNK Corporation&lt;/dev&gt; &lt;genre&gt;Card Battle&lt;/genre&gt; &lt;score&gt;4.6&lt;/score&gt; &lt;player&gt;1-2 Players&lt;/player&gt; &lt;story&gt;Compete in the SC Card Fighters' Clash tournament with your Capcom deck in this NGPC card game. Collect the 300 cards from both SNK and Capcom franchises and duel and trade with your friends using the extensive link mode. With mechanics similar to CCGs such as Yu-Gi-Oh and popular characters from both SNK and Capcom, Card Fighters clash offers both collection and strategy gameplay. This game also allows linking with SNK vs. Capcom: Match of the Millennium to transfer collectible points.&lt;/story&gt; &lt;/game&gt;</text:p>
          </table:table-cell>
          <table:table-cell table:number-columns-repeated="1013"/>
        </table:table-row>
        <table:table-row table:style-name="ro1">
          <table:table-cell office:value-type="string">
            <text:p>SNK vs. Capcom - Card Fighters' Clash - SNK Version (USA, Europe)</text:p>
          </table:table-cell>
          <table:table-cell office:value-type="float" office:value="1999">
            <text:p>1999</text:p>
          </table:table-cell>
          <table:table-cell office:value-type="string">
            <text:p>ESRB - E (Everyone)</text:p>
          </table:table-cell>
          <table:table-cell office:value-type="string">
            <text:p>SNK vs. Capcom - Card Fighters' Clash - SNK Version </text:p>
          </table:table-cell>
          <table:table-cell table:number-columns-repeated="2" office:value-type="string">
            <text:p>SNK Corporation</text:p>
          </table:table-cell>
          <table:table-cell office:value-type="string">
            <text:p>Card Battle</text:p>
          </table:table-cell>
          <table:table-cell office:value-type="string">
            <text:p>4.6</text:p>
          </table:table-cell>
          <table:table-cell office:value-type="string">
            <text:p>1-2 Players</text:p>
          </table:table-cell>
          <table:table-cell office:value-type="string">
            <text:p>Compete in the SC Card Fighters' Clash tournament with your SNK deck in this NGPC card game. Collect the 300 cards from both SNK and Capcom franchises and duel and trade with your friends using the extensive link mode. With mechanics similar to CCGs such as Yu-Gi-Oh and popular characters from both SNK and Capcom, Card Fighters clash offers both collection and strategy gameplay. This game also allows linking with SNK vs. Capcom: Match of the Millennium to transfer collectible points.</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SNK vs. Capcom - Card Fighters' Clash - SNK Version (USA, Europe)&quot;&gt; &lt;year&gt;1999&lt;/year&gt; &lt;rating&gt;ESRB - E (Everyone)&lt;/rating&gt; &lt;title&gt;SNK vs. Capcom - Card Fighters' Clash - SNK Version &lt;/title&gt; &lt;pub&gt;SNK Corporation&lt;/pub&gt; &lt;dev&gt;SNK Corporation&lt;/dev&gt; &lt;genre&gt;Card Battle&lt;/genre&gt; &lt;score&gt;4.6&lt;/score&gt; &lt;player&gt;1-2 Players&lt;/player&gt; &lt;story&gt;Compete in the SC Card Fighters' Clash tournament with your SNK deck in this NGPC card game. Collect the 300 cards from both SNK and Capcom franchises and duel and trade with your friends using the extensive link mode. With mechanics similar to CCGs such as Yu-Gi-Oh and popular characters from both SNK and Capcom, Card Fighters clash offers both collection and strategy gameplay. This game also allows linking with SNK vs. Capcom: Match of the Millennium to transfer collectible points.&lt;/story&gt; &lt;/game&gt;">
            <text:p>&lt;game name="SNK vs. Capcom - Card Fighters' Clash - SNK Version (USA, Europe)"&gt; &lt;year&gt;1999&lt;/year&gt; &lt;rating&gt;ESRB - E (Everyone)&lt;/rating&gt; &lt;title&gt;SNK vs. Capcom - Card Fighters' Clash - SNK Version &lt;/title&gt; &lt;pub&gt;SNK Corporation&lt;/pub&gt; &lt;dev&gt;SNK Corporation&lt;/dev&gt; &lt;genre&gt;Card Battle&lt;/genre&gt; &lt;score&gt;4.6&lt;/score&gt; &lt;player&gt;1-2 Players&lt;/player&gt; &lt;story&gt;Compete in the SC Card Fighters' Clash tournament with your SNK deck in this NGPC card game. Collect the 300 cards from both SNK and Capcom franchises and duel and trade with your friends using the extensive link mode. With mechanics similar to CCGs such as Yu-Gi-Oh and popular characters from both SNK and Capcom, Card Fighters clash offers both collection and strategy gameplay. This game also allows linking with SNK vs. Capcom: Match of the Millennium to transfer collectible points.&lt;/story&gt; &lt;/game&gt;</text:p>
          </table:table-cell>
          <table:table-cell table:number-columns-repeated="1013"/>
        </table:table-row>
        <table:table-row table:style-name="ro1">
          <table:table-cell office:value-type="string">
            <text:p>SNK vs. Capcom - The Match of the Millennium (World) (En,Ja)</text:p>
          </table:table-cell>
          <table:table-cell office:value-type="float" office:value="1999">
            <text:p>1999</text:p>
          </table:table-cell>
          <table:table-cell office:value-type="string">
            <text:p>ESRB - E (Everyone)</text:p>
          </table:table-cell>
          <table:table-cell office:value-type="string">
            <text:p>SNK vs. Capcom - The Match of the Millennium </text:p>
          </table:table-cell>
          <table:table-cell office:value-type="string">
            <text:p>SNK Corporation</text:p>
          </table:table-cell>
          <table:table-cell office:value-type="string">
            <text:p>Capcom Co., Ltd.</text:p>
          </table:table-cell>
          <table:table-cell office:value-type="string">
            <text:p>Fighter</text:p>
          </table:table-cell>
          <table:table-cell office:value-type="string">
            <text:p>4.5</text:p>
          </table:table-cell>
          <table:table-cell office:value-type="string">
            <text:p>1-2 Players</text:p>
          </table:table-cell>
          <table:table-cell office:value-type="string">
            <text:p>With 18 starting characters (26 total after unlocking), numerous battle modes and varied minigames, this may be the largest fighting game for the Neo Geo Pocket Color. Choose the fighting style that suits you from the available Single, Tag and Team modes. The SC Olympic mode grants access to minigames from a music game featuring Felicia to a whack-a-mole style game with Jubei. The Olympic mode also allows players to compete for gold, silver and bronze medals in various fighting challenges. Link features include NGPC-to-NGPC battles and NGPC-to-Dreamcast data exchange with other SNK titles.</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SNK vs. Capcom - The Match of the Millennium (World) (En,Ja)&quot;&gt; &lt;year&gt;1999&lt;/year&gt; &lt;rating&gt;ESRB - E (Everyone)&lt;/rating&gt; &lt;title&gt;SNK vs. Capcom - The Match of the Millennium &lt;/title&gt; &lt;pub&gt;SNK Corporation&lt;/pub&gt; &lt;dev&gt;Capcom Co., Ltd.&lt;/dev&gt; &lt;genre&gt;Fighter&lt;/genre&gt; &lt;score&gt;4.5&lt;/score&gt; &lt;player&gt;1-2 Players&lt;/player&gt; &lt;story&gt;With 18 starting characters (26 total after unlocking), numerous battle modes and varied minigames, this may be the largest fighting game for the Neo Geo Pocket Color. Choose the fighting style that suits you from the available Single, Tag and Team modes. The SC Olympic mode grants access to minigames from a music game featuring Felicia to a whack-a-mole style game with Jubei. The Olympic mode also allows players to compete for gold, silver and bronze medals in various fighting challenges. Link features include NGPC-to-NGPC battles and NGPC-to-Dreamcast data exchange with other SNK titles.&lt;/story&gt; &lt;/game&gt;">
            <text:p>&lt;game name="SNK vs. Capcom - The Match of the Millennium (World) (En,Ja)"&gt; &lt;year&gt;1999&lt;/year&gt; &lt;rating&gt;ESRB - E (Everyone)&lt;/rating&gt; &lt;title&gt;SNK vs. Capcom - The Match of the Millennium &lt;/title&gt; &lt;pub&gt;SNK Corporation&lt;/pub&gt; &lt;dev&gt;Capcom Co., Ltd.&lt;/dev&gt; &lt;genre&gt;Fighter&lt;/genre&gt; &lt;score&gt;4.5&lt;/score&gt; &lt;player&gt;1-2 Players&lt;/player&gt; &lt;story&gt;With 18 starting characters (26 total after unlocking), numerous battle modes and varied minigames, this may be the largest fighting game for the Neo Geo Pocket Color. Choose the fighting style that suits you from the available Single, Tag and Team modes. The SC Olympic mode grants access to minigames from a music game featuring Felicia to a whack-a-mole style game with Jubei. The Olympic mode also allows players to compete for gold, silver and bronze medals in various fighting challenges. Link features include NGPC-to-NGPC battles and NGPC-to-Dreamcast data exchange with other SNK titles.&lt;/story&gt; &lt;/game&gt;</text:p>
          </table:table-cell>
          <table:table-cell table:number-columns-repeated="1013"/>
        </table:table-row>
        <table:table-row table:style-name="ro1">
          <table:table-cell office:value-type="string">
            <text:p>Sonic the Hedgehog - Pocket Adventure (World)</text:p>
          </table:table-cell>
          <table:table-cell office:value-type="float" office:value="1999">
            <text:p>1999</text:p>
          </table:table-cell>
          <table:table-cell office:value-type="string">
            <text:p>ESRB - E (Everyone)</text:p>
          </table:table-cell>
          <table:table-cell office:value-type="string">
            <text:p>Sonic the Hedgehog - Pocket Adventure </text:p>
          </table:table-cell>
          <table:table-cell table:number-columns-repeated="2" office:value-type="string">
            <text:p>SNK Corporation</text:p>
          </table:table-cell>
          <table:table-cell office:value-type="string">
            <text:p>Platform</text:p>
          </table:table-cell>
          <table:table-cell office:value-type="string">
            <text:p>4.0</text:p>
          </table:table-cell>
          <table:table-cell office:value-type="string">
            <text:p>1-2 Players</text:p>
          </table:table-cell>
          <table:table-cell office:value-type="string">
            <text:p>Take control of Sonic on the road with Sonic Pocket Adventure. Travel through 9 zones bashing robots and collecting rings. In addition to traditional Sonic gameplay this cartridge features Time Trial, Link Battle, and Puzzle modes. In puzzle mode the player can arrange "puzzle pieces" collected through the levels and unlock hidden pictures. To facilitate the on-again, off-again gameplay common in handhelds, you may restart your game on any unlocked zone or act. Similarly this game features multiple levels of difficulty and the option to turn off the standard 10 minute time limit on each level.</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Sonic the Hedgehog - Pocket Adventure (World)&quot;&gt; &lt;year&gt;1999&lt;/year&gt; &lt;rating&gt;ESRB - E (Everyone)&lt;/rating&gt; &lt;title&gt;Sonic the Hedgehog - Pocket Adventure &lt;/title&gt; &lt;pub&gt;SNK Corporation&lt;/pub&gt; &lt;dev&gt;SNK Corporation&lt;/dev&gt; &lt;genre&gt;Platform&lt;/genre&gt; &lt;score&gt;4.0&lt;/score&gt; &lt;player&gt;1-2 Players&lt;/player&gt; &lt;story&gt;Take control of Sonic on the road with Sonic Pocket Adventure. Travel through 9 zones bashing robots and collecting rings. In addition to traditional Sonic gameplay this cartridge features Time Trial, Link Battle, and Puzzle modes. In puzzle mode the player can arrange &quot;puzzle pieces&quot; collected through the levels and unlock hidden pictures. To facilitate the on-again, off-again gameplay common in handhelds, you may restart your game on any unlocked zone or act. Similarly this game features multiple levels of difficulty and the option to turn off the standard 10 minute time limit on each level.&lt;/story&gt; &lt;/game&gt;">
            <text:p>&lt;game name="Sonic the Hedgehog - Pocket Adventure (World)"&gt; &lt;year&gt;1999&lt;/year&gt; &lt;rating&gt;ESRB - E (Everyone)&lt;/rating&gt; &lt;title&gt;Sonic the Hedgehog - Pocket Adventure &lt;/title&gt; &lt;pub&gt;SNK Corporation&lt;/pub&gt; &lt;dev&gt;SNK Corporation&lt;/dev&gt; &lt;genre&gt;Platform&lt;/genre&gt; &lt;score&gt;4.0&lt;/score&gt; &lt;player&gt;1-2 Players&lt;/player&gt; &lt;story&gt;Take control of Sonic on the road with Sonic Pocket Adventure. Travel through 9 zones bashing robots and collecting rings. In addition to traditional Sonic gameplay this cartridge features Time Trial, Link Battle, and Puzzle modes. In puzzle mode the player can arrange "puzzle pieces" collected through the levels and unlock hidden pictures. To facilitate the on-again, off-again gameplay common in handhelds, you may restart your game on any unlocked zone or act. Similarly this game features multiple levels of difficulty and the option to turn off the standard 10 minute time limit on each level.&lt;/story&gt; &lt;/game&gt;</text:p>
          </table:table-cell>
          <table:table-cell table:number-columns-repeated="1013"/>
        </table:table-row>
        <table:table-row table:style-name="ro1" table:number-rows-repeated="104853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4/03/2016</text:date>, <text:time>22:2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4T22:22:30.78</dc:date>
    <meta:generator>OpenOffice/4.1.2$Win32 OpenOffice.org_project/412m3$Build-9782</meta:generator>
    <meta:editing-duration>PT1H2M35S</meta:editing-duration>
    <meta:editing-cycles>6</meta:editing-cycles>
    <meta:document-statistic meta:table-count="1" meta:cell-count="440" meta:object-count="0"/>
  </office:meta>
</office:document-meta>
</file>